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900000011804024012A85E112.png" manifest:media-type="image/png"/>
  <manifest:file-entry manifest:full-path="Pictures/1000020100000102000000C38937BE67016C7A60.png" manifest:media-type="image/png"/>
  <manifest:file-entry manifest:full-path="Pictures/100000000000012C000000A8EDCBF3907E9B6A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standard">
      <style:graphic-properties draw:stroke="none" svg:stroke-color="#000000" draw:fill="solid" draw:fill-color="#000000" draw:shadow-color="#000000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14cm" draw:shadow-color="#111111"/>
      <style:paragraph-properties style:writing-mode="lr-tb"/>
    </style:style>
    <style:style style:name="gr11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40.726cm" draw:shadow-color="#111111"/>
      <style:paragraph-properties style:writing-mode="lr-tb"/>
    </style:style>
    <style:style style:name="gr12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5.25cm" draw:shadow-color="#111111"/>
      <style:paragraph-properties style:writing-mode="lr-tb"/>
    </style:style>
    <style:style style:name="gr13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4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gr15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53.25cm" draw:shadow-color="#111111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2.5cm" draw:shadow-opacity="100%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25cm" fo:min-width="7.25cm" draw:shadow-opacity="100%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.7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3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4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T1" style:family="text">
      <style:text-properties fo:color="#ffffff" loext:opacity="100%" style:font-name="Calibri" fo:font-size="16pt" style:font-size-asian="16pt" style:font-size-complex="16pt"/>
    </style:style>
    <style:style style:name="T2" style:family="text">
      <style:text-properties style:font-name="Bahnschrift Light Condensed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" fo:font-size="28pt" style:font-size-asian="28pt" style:font-size-complex="28pt"/>
    </style:style>
    <style:style style:name="T5" style:family="text">
      <style:text-properties fo:color="#000000" loext:opacity="100%" style:font-name="Bahnschrift Light Condense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2" draw:text-style-name="P2" draw:layer="layout" svg:width="56.797cm" svg:height="63.183cm" svg:x="-0.036cm" svg:y="-0.036cm" svg:viewBox="0 0 56798 63184" draw:points="0,63184 56798,63184 56798,0 0,0">
          <text:p/>
        </draw:polygon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1" draw:text-style-name="P3" draw:layer="layout" svg:width="56.726cm" svg:height="63.111cm" svg:x="0cm" svg:y="0cm" svg:viewBox="0 0 56727 63112" draw:points="0,63112 56727,63112 56727,0 0,0">
          <text:p/>
        </draw:polygon>
        <draw:polygon draw:style-name="gr3" draw:text-style-name="P4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4" draw:text-style-name="P5" draw:layer="layout" svg:width="4.939cm" svg:height="2.47cm" svg:x="51.399cm" svg:y="1.128cm" svg:viewBox="0 0 4940 2471" draw:points="0,2471 4940,2471 4940,0 0,0">
          <text:p/>
        </draw:polygon>
        <draw:polygon draw:style-name="gr1" draw:text-style-name="P1" draw:layer="layout" svg:width="4.939cm" svg:height="0.036cm" svg:x="51.399cm" svg:y="1.128cm" svg:viewBox="0 0 4940 37" draw:points="0,37 4940,37 4940,0 0,0">
          <text:p/>
        </draw:polygon>
        <draw:polygon draw:style-name="gr1" draw:text-style-name="P1" draw:layer="layout" svg:width="4.939cm" svg:height="0.035cm" svg:x="51.399cm" svg:y="3.563cm" svg:viewBox="0 0 4940 36" draw:points="0,36 4940,36 4940,0 0,0">
          <text:p/>
        </draw:polygon>
        <draw:polygon draw:style-name="gr1" draw:text-style-name="P1" draw:layer="layout" svg:width="0.036cm" svg:height="2.47cm" svg:x="51.399cm" svg:y="1.128cm" svg:viewBox="0 0 37 2471" draw:points="0,2471 37,2471 37,0 0,0">
          <text:p/>
        </draw:polygon>
        <draw:polygon draw:style-name="gr1" draw:text-style-name="P1" draw:layer="layout" svg:width="0.035cm" svg:height="2.47cm" svg:x="56.303cm" svg:y="1.128cm" svg:viewBox="0 0 36 2471" draw:points="0,2471 36,2471 36,0 0,0">
          <text:p/>
        </draw:polygon>
        <draw:path draw:style-name="gr1" draw:text-style-name="P1" draw:layer="layout" svg:width="1.911cm" svg:height="0.4cm" svg:x="52.926cm" svg:y="2.145cm" svg:viewBox="0 0 1912 401" svg:d="M189 43c-43 0-76 15-100 43-24 27-36 65-36 113s13 86 37 115c25 29 59 43 101 43 55 0 96-26 123-80l43 21c-16 34-38 59-67 77-29 17-63 26-101 26-39 0-73-8-101-25-29-16-51-39-66-69s-22-66-22-108c0-61 16-110 50-145 33-36 80-54 139-54 41 0 76 9 103 25 28 16 48 41 62 72l-50 17c-9-23-24-40-44-52-20-13-43-19-71-19zM669 246c0 52-12 91-35 117-23 25-56 38-100 38s-76-13-99-40c-22-27-33-65-33-115 0-103 45-154 134-154 45 0 79 12 100 37 22 25 33 64 33 117zM616 246c0-41-6-71-18-90-12-18-32-28-62-28-29 0-49 10-63 29-12 19-19 49-19 89 0 39 7 69 19 88 13 20 33 30 61 30 29 0 51-9 63-28 13-20 19-50 19-90zM919 396v-190c0-19-1-35-5-45-4-11-10-19-19-24-8-5-21-7-37-7-24 0-43 8-57 24-14 17-20 39-20 68v174h-50v-235c0-35-1-56-2-64h47c1 1 1 4 1 7 0 4 1 9 1 15 0 5 0 15 0 29h2c11-21 24-35 39-44 15-8 33-12 56-12 33 0 56 8 72 24 15 16 22 43 22 81v199zM1158 393c-16 5-33 7-50 7-40 0-59-23-59-68v-199h-35v-36h37l14-67h33v67h55v36h-55v189c0 14 2 24 7 30 5 5 13 8 25 8 6 0 16-1 28-4zM1276 401c-30 0-52-8-67-24-15-15-23-37-23-65 0-30 10-54 31-71 20-16 53-25 98-26l67-2v-16c0-24-5-41-15-52-11-11-27-16-49-16s-39 4-49 11c-10 8-16 20-18 37l-52-5c9-53 49-80 120-80 37 0 66 8 85 26 19 16 28 41 28 74v128c0 15 2 26 6 34 4 7 11 10 22 10 4 0 10 0 16-1v31c-12 3-25 4-38 4-19 0-32-5-40-14-9-10-13-25-14-46h-2c-13 23-28 39-44 49-17 9-38 14-62 14zM1288 363c18 0 34-3 48-12 14-8 25-19 34-34 8-14 12-29 12-44v-25l-54 1c-24 1-41 3-53 8-13 4-22 11-28 20-7 9-10 21-10 36 0 16 4 29 13 37 9 9 21 13 38 13zM1553 245c0 40 6 69 19 88 12 19 31 29 56 29 17 0 32-5 44-14 12-10 19-25 22-45l50 4c-4 29-16 51-36 68-21 17-47 26-79 26-42 0-73-13-95-40-22-26-34-65-34-115s12-89 34-115 54-39 95-39c30 0 56 8 76 23 20 16 32 38 37 66l-50 4c-3-17-9-30-20-40-10-10-25-15-45-15-26 0-45 9-56 27-12 17-18 47-18 88zM1912 393c-17 5-33 7-50 7-40 0-60-23-60-68v-199h-34v-36h36l15-67h32v67h56v36h-56v189c0 14 3 24 8 30 4 5 12 8 24 8 6 0 16-1 29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6" draw:layer="layout" svg:width="43.992cm" svg:height="51.858cm" svg:x="6.25cm" svg:y="5.25cm" svg:viewBox="0 0 43993 51859" draw:points="0,51859 43993,5185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7.044cm" svg:viewBox="0 0 43993 36" draw:points="0,36 43993,36 43993,0 0,0">
          <text:p/>
        </draw:polygon>
        <draw:polygon draw:style-name="gr1" draw:text-style-name="P1" draw:layer="layout" svg:width="0.036cm" svg:height="51.858cm" svg:x="6.208cm" svg:y="5.221cm" svg:viewBox="0 0 37 51859" draw:points="0,51859 37,51859 37,0 0,0">
          <text:p/>
        </draw:polygon>
        <draw:polygon draw:style-name="gr1" draw:text-style-name="P1" draw:layer="layout" svg:width="0.035cm" svg:height="51.858cm" svg:x="50.165cm" svg:y="5.221cm" svg:viewBox="0 0 36 51859" draw:points="0,51859 36,51859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456cm" svg:height="0.506cm" svg:x="25.568cm" svg:y="9.489cm" svg:viewBox="0 0 5457 507" svg:d="M0 389v-389h53v389zM316 389v-190c0-29-4-49-12-60s-22-16-43-16c-20 0-37 8-49 24-13 16-19 39-19 68v174h-50v-236c0-34 0-55-1-63h47c0 1 0 3 0 7 1 4 1 9 1 14 0 6 1 16 1 30h1c11-21 23-36 37-44 13-8 30-12 50-12 23 0 40 4 54 13 13 9 22 23 27 43h1c10-20 22-34 37-43s32-13 53-13c30 0 52 8 66 24s21 43 21 80v200h-49v-190c0-29-4-49-12-60s-22-16-43-16c-22 0-39 8-51 24s-18 39-18 68v174zM689 395c-30 0-53-8-68-25-15-16-22-37-22-65 0-31 10-55 30-71s53-25 98-27l67-1v-16c0-24-5-42-15-52-10-11-26-16-48-16-23 0-39 4-49 11-10 8-16 20-18 37l-52-5c8-54 48-80 120-80 37 0 65 8 84 25s29 42 29 75v128c0 15 2 26 5 33 4 8 12 11 22 11 5 0 10 0 17-1v32c-13 3-26 4-39 4-18 0-32-5-40-16-8-9-13-24-14-45h-2c-12 23-27 39-44 49s-37 15-61 15zM700 356c18 0 34-4 48-12 15-8 26-20 34-34 8-15 12-29 12-44v-25l-54 1c-23 1-41 3-53 7-12 5-21 12-28 21-6 9-9 21-9 36 0 16 4 28 13 37s21 13 37 13zM1039 507c-32 0-58-7-77-20-20-12-32-31-37-54l49-7c3 14 11 24 22 32 12 7 27 11 45 11 49 0 74-29 74-87v-49h-1c-9 19-22 33-38 43s-36 15-58 15c-36 0-63-12-80-37-17-24-26-62-26-115 0-52 9-91 28-116 18-25 46-38 84-38 21 0 39 5 55 15 15 10 27 23 36 41 0-6 1-15 1-29 1-13 2-21 3-22h47c-1 10-2 31-2 62v228c0 85-41 127-125 127zM1115 239c0-24-4-45-10-63-7-17-16-30-28-40-12-9-26-14-41-14-25 0-44 9-56 27-11 19-17 49-17 90s6 70 16 88c11 18 30 27 56 27 16 0 30-5 42-14 12-10 21-23 28-40 6-17 10-37 10-61zM1278 249c0 35 7 61 21 79 14 19 35 28 62 28 22 0 39-4 52-13 13-8 22-19 26-32l44 12c-18 47-59 72-122 72-44 0-78-13-100-41-23-26-35-65-35-117 0-49 12-87 35-113 22-26 55-39 98-39 88 0 132 52 132 158v6zM1439 211c-2-31-10-54-23-68-14-15-33-22-58-22-24 0-43 8-57 24s-21 38-23 66zM1970 389l-208-332 2 27 1 46v259h-47v-389h62l210 333c-3-36-4-63-4-79v-254h48v389zM2370 239c0 52-12 91-35 116-23 27-56 40-100 40-43 0-76-13-99-41-22-27-33-65-33-115 0-103 45-154 134-154 46 0 79 12 101 37 21 25 32 64 32 117zM2317 239c0-41-6-71-18-90s-32-28-61-28-50 9-63 28c-13 20-20 49-20 90 0 39 7 69 19 88 13 20 33 30 61 30 30 0 51-10 63-29 13-19 19-49 19-89zM2480 90v189c0 20 1 35 5 46 4 10 10 18 19 23 8 5 21 7 37 7 24 0 43-8 57-24 14-17 20-39 20-68v-173h50v234c0 35 1 58 2 65h-47c-1-1-1-3-1-7 0-5 0-10-1-15 0-6 0-15 0-30h-1c-12 21-25 35-40 45-15 8-33 13-56 13-33 0-56-9-71-26-16-16-23-43-23-81v-198zM2968 306c0 28-10 50-31 65-21 16-51 24-89 24-37 0-66-6-86-20-20-12-33-31-39-57l43-8c5 15 13 27 27 35 13 7 31 11 55 11 25 0 43-4 55-12s18-19 18-34c0-12-5-22-13-29-8-8-21-14-39-18l-36-10c-28-7-48-14-60-21s-22-16-29-26c-6-10-10-22-10-37 0-27 10-48 29-62 20-15 48-22 85-22 33 0 59 6 79 18 19 11 31 30 36 55l-44 6c-3-13-11-23-22-31-12-7-28-10-49-10-22 0-39 3-49 10-11 7-16 17-16 31 0 8 2 15 6 21 5 5 11 10 20 14s27 9 54 16c27 6 46 12 57 18 12 6 21 12 28 19 6 7 11 15 15 23 4 9 5 19 5 31zM3221 238c0 40 7 69 19 88 13 19 31 29 56 29 18 0 33-5 45-15 12-9 19-24 22-44l50 3c-4 29-16 52-37 69-20 18-46 27-78 27-42 0-74-13-96-41-21-26-32-65-32-115s11-89 33-115 53-39 95-39c30 0 55 7 75 23s33 38 38 65l-51 4c-2-16-9-30-19-39-11-10-26-15-45-15-26 0-45 9-57 26-12 18-18 47-18 89zM3718 239c0 52-11 91-34 116-23 27-57 40-100 40-44 0-77-13-99-41-23-27-34-65-34-115 0-103 45-154 134-154 46 0 79 12 101 37 21 25 32 64 32 117zM3666 239c0-41-6-71-18-90-13-19-33-28-62-28s-50 9-63 28c-13 20-19 49-19 90 0 39 6 69 19 88 12 20 33 30 60 30 30 0 51-10 64-29 12-19 19-49 19-89zM3969 389v-190c0-20-2-35-6-46s-10-18-18-23c-9-5-21-7-38-7-24 0-43 8-56 24-14 17-21 39-21 68v174h-50v-236c0-34 0-55-1-63h47c0 1 0 3 0 7 1 4 1 9 1 14 0 6 0 16 1 30h1c11-21 24-35 39-44 15-8 34-12 56-12 33 0 57 8 72 24s23 43 23 80v200zM4208 387c-17 4-33 7-51 7-39 0-59-24-59-69v-199h-34v-36h36l14-66h34v66h55v36h-55v189c0 14 2 24 7 30 4 5 13 8 24 8 7 0 16-1 29-4zM4326 395c-30 0-53-8-68-25-15-16-22-37-22-65 0-31 10-55 30-71s53-25 98-27l67-1v-16c0-24-5-42-15-52-10-11-27-16-49-16s-38 4-48 11c-10 8-16 20-18 37l-52-5c8-54 48-80 120-80 37 0 65 8 85 25 19 17 29 42 29 75v128c0 15 1 26 5 33 4 8 11 11 22 11 5 0 10 0 17-1v32c-13 3-26 4-39 4-18 0-32-5-40-16-8-9-14-24-15-45h-2c-12 23-27 39-44 49s-37 15-61 15zM4337 356c18 0 34-4 48-12 15-8 26-20 34-34 8-15 12-29 12-44v-25l-54 1c-23 1-41 3-53 7-12 5-22 12-28 21s-10 21-10 36c0 16 5 28 14 37 8 9 21 13 37 13zM4602 238c0 40 6 69 19 88 12 19 31 29 56 29 18 0 33-5 45-15 11-9 19-24 21-44l50 3c-3 29-15 52-36 69-21 18-47 27-78 27-42 0-74-13-96-41-22-26-33-65-33-115s11-89 33-115 54-39 95-39c31 0 56 7 76 23s33 38 38 65l-51 4c-2-16-9-30-19-39-11-10-26-15-45-15-27 0-45 9-57 26-12 18-18 47-18 89zM4961 387c-16 4-33 7-50 7-40 0-60-24-60-69v-199h-34v-36h37l14-66h33v66h55v36h-55v189c0 14 2 24 7 30 5 5 13 8 24 8 7 0 17-1 29-4zM5041 249c0 35 7 61 21 79 14 19 35 28 62 28 22 0 39-4 52-13 13-8 22-19 26-32l44 12c-18 47-59 72-122 72-44 0-77-13-100-41-23-26-35-65-35-117 0-49 12-87 35-113s56-39 99-39c87 0 131 52 131 158v6zM5202 211c-2-31-10-54-23-68-13-15-33-22-58-22-23 0-42 8-57 24-14 16-21 38-23 66zM5318 389v-229c0-21-1-44-2-70h47c1 34 2 54 2 61h1c8-26 17-43 28-52 10-10 25-14 43-14 7 0 13 1 20 2v46c-7-2-15-3-26-3-21 0-37 9-47 27-11 17-17 43-17 76v156z">
          <text:p/>
        </draw:path>
        <draw:polygon draw:style-name="gr6" draw:text-style-name="P6" draw:layer="layout" svg:width="56.761cm" svg:height="6.033cm" svg:x="-0.036cm" svg:y="57.077cm" svg:viewBox="0 0 56762 6034" draw:points="0,6034 56762,6034 56762,0 0,0">
          <text:p/>
        </draw:polygon>
        <draw:polygon draw:style-name="gr1" draw:text-style-name="P1" draw:layer="layout" svg:width="56.727cm" svg:height="0.036cm" svg:x="-0.036cm" svg:y="57.114cm" svg:viewBox="0 0 56728 37" draw:points="0,37 56728,37 56728,0 0,0">
          <text:p/>
        </draw:polygon>
        <draw:polygon draw:style-name="gr1" draw:text-style-name="P1" draw:layer="layout" svg:width="56.727cm" svg:height="0.036cm" svg:x="-0.036cm" svg:y="63.111cm" svg:viewBox="0 0 56728 37" draw:points="0,37 56728,37 56728,0 0,0">
          <text:p/>
        </draw:polygon>
        <draw:polygon draw:style-name="gr1" draw:text-style-name="P1" draw:layer="layout" svg:width="0.036cm" svg:height="6.033cm" svg:x="-0.036cm" svg:y="57.114cm" svg:viewBox="0 0 37 6034" draw:points="0,6034 37,6034 37,0 0,0">
          <text:p/>
        </draw:polygon>
        <draw:polygon draw:style-name="gr1" draw:text-style-name="P1" draw:layer="layout" svg:width="0.035cm" svg:height="6.033cm" svg:x="56.656cm" svg:y="57.114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-27 25-64 37-110 37h-128v171h-59v-438h183c49 0 87 11 114 35 27 22 41 55 41 97zM278 162c0-56-34-85-102-85h-117v173h120c66 0 99-29 99-88zM421 468v-258c0-24-1-50-2-79h52c2 39 3 62 3 69h1c9-29 19-49 31-59s28-16 49-16c7 0 15 1 23 4v51c-8-2-18-3-30-3-23 0-41 10-53 29-12 20-19 49-19 86v176zM679 311c0 40 8 69 24 90s40 31 70 31c24 0 44-5 58-14 15-10 25-22 30-37l49 14c-20 53-66 79-137 79-50 0-87-15-113-44-26-30-39-74-39-133 0-55 13-98 39-127 26-30 63-45 111-45 99 0 148 60 148 179v7zM861 268c-3-35-12-61-27-77s-36-25-64-25c-27 0-48 10-64 28s-25 42-26 74zM731 95v-6l67-89h64v8l-103 87zM1208 468v-214c0-22-2-39-6-51-5-12-11-21-21-26-9-6-23-9-41-9-27 0-48 9-64 28-16 18-24 44-24 76v196h-55v-265c0-39-1-63-2-72h53c0 2 0 4 0 9 1 5 1 10 1 16 1 6 1 16 1 33h1c13-24 28-40 44-49 17-10 38-15 63-15 37 0 64 9 81 28 17 18 26 48 26 90v225zM1638 299c0 60-13 103-39 132-25 29-63 43-112 43s-86-15-111-44c-25-30-38-73-38-131 0-116 50-174 150-174 52 0 90 14 114 43 24 28 36 72 36 131zM1579 299c0-46-6-80-20-101s-37-32-69-32c-33 0-57 11-71 33-15 21-22 54-22 100 0 45 7 78 21 100 15 22 37 34 68 34 34 0 58-11 72-32 14-22 21-55 21-102zM1909 468v-214c0-32-5-54-14-67-9-12-25-19-48-19-24 0-42 9-56 27-14 19-21 45-21 77v196h-56v-265c0-39 0-63-1-72h52c1 2 1 4 1 9s0 10 1 16c0 6 1 16 1 33 13-24 26-40 42-50 15-9 34-14 57-14 25 0 45 6 60 15 15 11 25 26 31 49h1c11-23 25-39 42-49 16-10 36-15 60-15 34 0 59 9 75 28 15 18 23 48 23 90v225h-55v-214c0-32-5-54-14-67-9-12-25-19-49-19s-43 9-57 27c-14 19-20 45-20 77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9v-287h54v438zM740 270c0 59-13 102-39 131s-63 43-112 43-86-15-112-44c-25-30-38-73-38-130 0-117 51-175 151-175 52 0 89 14 113 43 25 28 37 72 37 132zM681 270c0-47-7-81-21-102-13-21-36-32-69-32-32 0-56 11-71 33-14 21-21 54-21 101 0 44 7 77 21 99 15 22 37 34 68 34 33 0 57-11 72-32 14-22 21-55 21-101zM1010 438v-214c0-32-4-54-13-67-9-12-25-19-48-19-24 0-43 9-56 27-14 19-21 45-21 77v196h-56v-265c0-39 0-63-1-72h52c0 2 1 4 1 9s0 10 1 16c0 6 0 16 1 33 12-24 26-40 42-50 15-9 34-14 56-14 26 0 46 6 61 15 15 11 25 26 30 49h1c12-23 26-39 43-49 16-10 36-15 59-15 34 0 59 9 74 28 16 18 23 48 23 90v225h-55v-214c0-32-4-54-13-67-9-12-25-19-49-19s-43 9-56 27c-14 19-21 45-21 77v196z">
          <text:p/>
        </draw:path>
        <draw:path draw:style-name="gr1" draw:text-style-name="P1" draw:layer="layout" svg:width="2.502cm" svg:height="0.466cm" svg:x="17.337cm" svg:y="23.987cm" svg:viewBox="0 0 2503 467" svg:d="M335 461l-39-112h-166l-39 112h-91l159-437h108l159 437zM213 91l-2 7c-2 8-4 16-7 26-3 9-21 61-54 157h126l-43-126-13-43zM710 461c-1-3-2-11-3-23-1-13-2-24-2-32h-1c-19 41-55 61-108 61-39 0-69-15-90-46-21-30-32-73-32-128s11-98 34-128c22-31 54-46 95-46 24 0 44 5 62 15 17 10 30 25 39 45h1l-1-56v-123h87v388c0 20 1 45 3 73zM705 291c0-36-6-64-17-83-12-19-30-29-54-29-23 0-41 9-52 28s-17 48-17 86c0 77 23 114 68 114 23 0 41-9 54-30 12-19 18-48 18-86zM886 461v-257c0-18-1-34-1-46s-1-23-2-33h84c0 4 1 15 2 34s2 32 2 38h1c8-24 16-40 22-50 7-9 15-16 24-21 9-4 21-7 34-7 11 0 20 2 27 5v72c-14-2-26-4-37-4-22 0-39 9-51 26-12 18-18 44-18 78v165zM1277 467c-51 0-90-15-117-44-27-30-41-74-41-131 0-56 14-98 42-128 27-30 66-45 117-45 48 0 84 16 110 48 25 32 38 79 38 141v2h-215c0 33 6 57 18 74 12 16 29 25 52 25 30 0 50-14 58-40l82 7c-24 61-72 91-144 91zM1277 174c-21 0-37 8-48 22s-17 34-18 59h131c-2-27-8-47-20-60-11-14-26-21-45-21zM1781 363c0 33-13 58-39 76-27 19-64 28-111 28-46 0-81-7-105-22-25-14-41-37-49-68l76-11c5 16 12 27 23 34 10 6 29 10 55 10 25 0 43-3 54-10 11-6 16-16 16-29 0-11-4-19-13-25-9-7-24-12-46-17-49-9-82-18-99-27-17-8-30-19-39-32-9-14-14-30-14-49 0-32 13-57 37-75 25-18 60-27 105-27 40 0 72 8 96 23 25 16 40 38 46 67l-78 8c-2-13-8-23-17-30-10-6-26-10-47-10s-36 3-46 8c-11 5-16 14-16 26 0 10 4 18 12 24s21 10 40 14c26 5 50 10 70 16 21 6 37 13 49 20 13 8 22 18 30 31 7 12 10 28 10 47zM2140 363c0 33-13 58-40 76-26 19-63 28-110 28-46 0-81-7-106-22-24-14-40-37-48-68l76-11c4 16 12 27 23 34 10 6 29 10 55 10 25 0 43-3 54-10 11-6 16-16 16-29 0-11-4-19-13-25-9-7-24-12-46-17-49-9-82-18-99-27-17-8-30-19-39-32-9-14-14-30-14-49 0-32 12-57 37-75s60-27 105-27c40 0 72 8 96 23 24 16 40 38 45 67l-77 8c-2-13-8-23-18-30-9-6-25-10-46-10s-36 3-47 8c-10 5-15 14-15 26 0 10 4 18 12 24s21 10 40 14c26 5 50 10 70 16s37 13 49 20c12 8 22 18 29 31 8 12 11 28 11 47zM2354 467c-51 0-90-15-117-44-27-30-40-74-40-131 0-56 14-98 41-128 28-30 67-45 117-45 48 0 85 16 110 48 26 32 38 79 38 141v2h-215c0 33 6 57 19 74 12 16 29 25 51 25 31 0 50-14 58-40l82 7c-23 61-71 91-144 91zM2354 174c-21 0-36 8-47 22s-17 34-18 59h130c-1-27-8-47-19-60-12-14-27-21-46-21z">
          <text:p/>
        </draw:path>
        <draw:polygon draw:style-name="gr1" draw:text-style-name="P1" draw:layer="layout" svg:width="25.576cm" svg:height="1.411cm" svg:x="17.215cm" svg:y="25.047cm" svg:viewBox="0 0 25577 1412" draw:points="0,1412 25577,1412 25577,0 0,0">
          <text:p/>
        </draw:polygon>
        <draw:polygon draw:style-name="gr1" draw:text-style-name="P1" draw:layer="layout" svg:width="25.576cm" svg:height="0.035cm" svg:x="17.215cm" svg:y="25.047cm" svg:viewBox="0 0 25577 36" draw:points="0,36 25577,36 25577,0 0,0">
          <text:p/>
        </draw:polygon>
        <draw:polygon draw:style-name="gr1" draw:text-style-name="P1" draw:layer="layout" svg:width="25.576cm" svg:height="0.035cm" svg:x="17.215cm" svg:y="26.423cm" svg:viewBox="0 0 25577 36" draw:points="0,36 25577,36 25577,0 0,0">
          <text:p/>
        </draw:polygon>
        <draw:polygon draw:style-name="gr1" draw:text-style-name="P1" draw:layer="layout" svg:width="0.035cm" svg:height="1.411cm" svg:x="17.215cm" svg:y="25.047cm" svg:viewBox="0 0 36 1412" draw:points="0,1412 36,1412 36,0 0,0">
          <text:p/>
        </draw:polygon>
        <draw:polygon draw:style-name="gr1" draw:text-style-name="P1" draw:layer="layout" svg:width="0.035cm" svg:height="1.411cm" svg:x="42.756cm" svg:y="25.047cm" svg:viewBox="0 0 36 1412" draw:points="0,1412 36,1412 36,0 0,0">
          <text:p/>
        </draw:polygon>
        <draw:polygon draw:style-name="gr1" draw:text-style-name="P1" draw:layer="layout" svg:width="25.541cm" svg:height="1.411cm" svg:x="17.215cm" svg:y="27.834cm" svg:viewBox="0 0 25542 1412" draw:points="0,1412 25542,1412 25542,0 0,0">
          <text:p/>
        </draw:polygon>
        <draw:polygon draw:style-name="gr1" draw:text-style-name="P1" draw:layer="layout" svg:width="25.541cm" svg:height="0.035cm" svg:x="17.215cm" svg:y="27.834cm" svg:viewBox="0 0 25542 36" draw:points="0,36 25542,36 25542,0 0,0">
          <text:p/>
        </draw:polygon>
        <draw:polygon draw:style-name="gr1" draw:text-style-name="P1" draw:layer="layout" svg:width="25.541cm" svg:height="0.035cm" svg:x="17.215cm" svg:y="29.21cm" svg:viewBox="0 0 25542 36" draw:points="0,36 25542,36 25542,0 0,0">
          <text:p/>
        </draw:polygon>
        <draw:polygon draw:style-name="gr1" draw:text-style-name="P1" draw:layer="layout" svg:width="0.035cm" svg:height="1.411cm" svg:x="17.215cm" svg:y="27.834cm" svg:viewBox="0 0 36 1412" draw:points="0,1412 36,1412 36,0 0,0">
          <text:p/>
        </draw:polygon>
        <draw:polygon draw:style-name="gr1" draw:text-style-name="P1" draw:layer="layout" svg:width="0.035cm" svg:height="1.411cm" svg:x="42.721cm" svg:y="27.834cm" svg:viewBox="0 0 36 1412" draw:points="0,1412 36,1412 36,0 0,0">
          <text:p/>
        </draw:polygon>
        <draw:path draw:style-name="gr1" draw:text-style-name="P1" draw:layer="layout" svg:width="4.948cm" svg:height="0.592cm" svg:x="17.196cm" svg:y="27.232cm" svg:viewBox="0 0 4949 593" svg:d="M336 462l-39-112h-166l-40 112h-91l160-439h108l159 439zM214 91l-2 7c-2 7-4 16-7 25-3 10-21 62-54 158h126l-43-126-13-43zM711 462c-1-3-2-11-3-24-2-12-2-23-2-31h-1c-19 40-55 61-108 61-39 0-69-16-90-46-22-31-32-73-32-128 0-56 11-99 33-130 23-30 55-45 96-45 24 0 44 5 62 15 17 10 30 25 39 44h1l-1-55v-123h87v388c0 21 1 45 3 74zM706 292c0-36-6-65-18-84-12-20-29-30-53-30-23 0-41 10-52 29-12 18-17 48-17 87 0 76 23 114 68 114 23 0 41-10 54-30 12-20 18-49 18-86zM887 462v-258c0-19-1-34-1-46s-1-23-2-33h84c0 4 1 15 2 34s1 31 1 38h2c8-24 16-41 22-50 7-10 15-17 24-21 9-5 20-7 34-7 11 0 20 1 27 4v73c-14-3-26-5-37-5-22 0-39 9-51 27-12 17-18 44-18 79v165zM1277 468c-50 0-89-15-116-45s-41-73-41-131c0-56 14-99 42-128 27-30 66-45 116-45 49 0 85 16 111 48 25 32 38 79 38 141v3h-215c0 32 6 57 18 73 12 17 29 25 52 25 30 0 50-13 58-40l82 8c-24 60-72 91-145 91zM1277 174c-20 0-36 7-47 21s-17 34-18 61h130c-1-28-7-48-19-62-11-13-27-20-46-20zM1781 363c0 33-13 59-39 77-27 18-64 28-111 28-46 0-81-8-106-22-24-15-40-37-48-68l76-12c4 17 12 28 23 35 10 6 29 9 55 9 25 0 43-3 54-9s16-16 16-29c0-11-4-19-13-26s-24-12-46-16c-49-10-82-19-99-27-17-9-30-20-39-33s-14-30-14-50c0-32 12-56 37-74s60-27 105-27c40 0 72 7 96 23 25 16 40 38 45 67l-77 8c-2-14-8-24-18-31-9-6-25-9-46-9s-36 2-46 7c-11 6-16 14-16 27 0 10 4 17 12 23s21 11 40 14c26 6 50 12 70 18 21 5 37 12 49 20 13 8 22 18 29 30 8 13 11 28 11 47zM2140 363c0 33-13 59-40 77-26 18-63 28-110 28-46 0-81-8-106-22-24-15-41-37-48-68l76-12c4 17 12 28 22 35 11 6 30 9 56 9 25 0 43-3 54-9s16-16 16-29c0-11-4-19-13-26s-25-12-46-16c-49-10-82-19-99-27-17-9-30-20-39-33-10-13-14-30-14-50 0-32 12-56 37-74s59-27 105-27c40 0 72 7 96 23s39 38 45 67l-77 8c-2-14-8-24-18-31-9-6-25-9-46-9s-36 2-47 7c-10 6-15 14-15 27 0 10 4 17 12 23s21 11 40 14c26 6 50 12 70 18 20 5 37 12 49 20s22 18 29 30c7 13 11 28 11 47zM2354 468c-51 0-90-15-117-45s-40-73-40-131c0-56 14-99 41-128 28-30 67-45 117-45 48 0 85 16 110 48 26 32 38 79 38 141v3h-215c0 32 6 57 19 73 12 17 29 25 51 25 31 0 50-13 58-40l82 8c-23 60-71 91-144 91zM2354 174c-21 0-36 7-47 21-12 14-17 34-18 61h130c-2-28-8-48-19-62-12-13-27-20-46-20zM3075 292c0 56-11 99-34 130-22 30-54 46-95 46-23 0-44-5-61-16-17-9-31-24-40-44h-2c1 6 2 25 2 57v128h-88v-391c0-31 0-57-2-77h85c1 4 2 11 2 22 1 11 1 22 1 32h2c20-41 55-61 107-61 39 0 69 15 91 45 21 30 32 73 32 129zM2984 292c0-76-23-114-69-114-23 0-41 11-53 31s-19 49-19 86c0 36 7 64 19 84 12 19 30 29 52 29 47 0 70-39 70-116zM3470 293c0 55-15 97-45 128-31 31-72 47-126 47-52 0-93-16-123-47-29-31-44-73-44-128s15-97 44-128c30-31 72-46 125-46 55 0 97 15 126 45s43 73 43 129zM3379 293c0-39-7-69-20-87s-32-27-56-27c-53 0-80 38-80 114 0 38 7 66 19 86 13 19 32 29 57 29 53 0 80-38 80-115zM3827 363c0 33-13 59-39 77-27 18-64 28-111 28-46 0-81-8-105-22-25-15-41-37-49-68l76-12c5 17 12 28 23 35 10 6 29 9 55 9 25 0 43-3 54-9s16-16 16-29c0-11-4-19-13-26s-24-12-46-16c-49-10-82-19-99-27-17-9-30-20-39-33s-14-30-14-50c0-32 13-56 37-74 25-18 60-27 105-27 40 0 72 7 96 23 25 16 40 38 46 67l-78 8c-2-14-8-24-17-31-10-6-26-9-47-9s-36 2-46 7c-11 6-16 14-16 27 0 10 4 17 12 23s21 11 40 14c26 6 50 12 70 18 21 5 37 12 49 20 13 8 22 18 30 30 7 13 10 28 10 47zM3989 467c-25 0-45-7-59-21s-21-35-21-63v-199h-42v-59h47l27-79h55v79h63v59h-63v175c0 16 3 29 9 36 6 8 16 12 29 12 7 0 16-2 29-4v54c-21 7-46 10-74 10zM4198 468c-32 0-57-9-76-27-18-18-27-42-27-74 0-35 11-62 34-80s55-27 98-28l73-1v-18c0-22-4-38-12-49s-20-16-37-16-28 4-36 11c-7 8-12 20-14 37l-91-4c6-33 21-58 45-75 25-17 58-25 99-25 43 0 75 10 98 31s35 51 35 89v123c0 19 2 32 6 39s11 11 21 11c7 0 13-1 20-2v47c-5 1-10 2-14 3-5 2-9 3-13 3-4 1-8 1-13 2-4 0-10 0-16 0-22 0-38-5-49-16-10-11-16-27-18-47h-2c-25 44-62 66-111 66zM4300 306l-45 1c-20 1-34 3-43 6-8 4-15 10-19 17-5 8-7 18-7 30 0 16 4 28 11 35 7 8 17 12 29 12 14 0 26-4 38-11 11-8 20-18 26-31s10-27 10-42zM4479 462v-462h88v462zM4800 468c-51 0-90-15-117-45s-40-73-40-131c0-56 13-99 41-128 27-30 66-45 117-45 48 0 85 16 110 48s38 79 38 141v3h-215c0 32 6 57 18 73 12 17 30 25 52 25 31 0 50-13 58-40l82 8c-23 60-72 91-144 91zM4800 174c-21 0-37 7-48 21s-17 34-17 61h130c-2-28-8-48-20-62-11-13-26-20-45-20z">
          <text:p/>
        </draw:path>
        <draw:polygon draw:style-name="gr1" draw:text-style-name="P1" draw:layer="layout" svg:width="8.784cm" svg:height="1.411cm" svg:x="17.18cm" svg:y="29.986cm" svg:viewBox="0 0 8785 1412" draw:points="0,1412 8785,1412 8785,0 0,0">
          <text:p/>
        </draw:polygon>
        <draw:polygon draw:style-name="gr1" draw:text-style-name="P1" draw:layer="layout" svg:width="8.784cm" svg:height="0.035cm" svg:x="17.18cm" svg:y="29.986cm" svg:viewBox="0 0 8785 36" draw:points="0,36 8785,36 8785,0 0,0">
          <text:p/>
        </draw:polygon>
        <draw:polygon draw:style-name="gr1" draw:text-style-name="P1" draw:layer="layout" svg:width="8.784cm" svg:height="0.036cm" svg:x="17.18cm" svg:y="31.361cm" svg:viewBox="0 0 8785 37" draw:points="0,37 8785,37 8785,0 0,0">
          <text:p/>
        </draw:polygon>
        <draw:polygon draw:style-name="gr1" draw:text-style-name="P1" draw:layer="layout" svg:width="0.035cm" svg:height="1.411cm" svg:x="17.18cm" svg:y="29.986cm" svg:viewBox="0 0 36 1412" draw:points="0,1412 36,1412 36,0 0,0">
          <text:p/>
        </draw:polygon>
        <draw:polygon draw:style-name="gr1" draw:text-style-name="P1" draw:layer="layout" svg:width="0.035cm" svg:height="1.411cm" svg:x="25.929cm" svg:y="29.986cm" svg:viewBox="0 0 36 1412" draw:points="0,1412 36,1412 36,0 0,0">
          <text:p/>
        </draw:polygon>
        <draw:polygon draw:style-name="gr1" draw:text-style-name="P1" draw:layer="layout" svg:width="8.044cm" svg:height="1.411cm" svg:x="30.691cm" svg:y="29.88cm" svg:viewBox="0 0 8045 1412" draw:points="0,1412 8045,1412 8045,0 0,0">
          <text:p/>
        </draw:polygon>
        <draw:polygon draw:style-name="gr1" draw:text-style-name="P1" draw:layer="layout" svg:width="8.044cm" svg:height="0.035cm" svg:x="30.691cm" svg:y="29.88cm" svg:viewBox="0 0 8045 36" draw:points="0,36 8045,36 8045,0 0,0">
          <text:p/>
        </draw:polygon>
        <draw:polygon draw:style-name="gr1" draw:text-style-name="P1" draw:layer="layout" svg:width="8.044cm" svg:height="0.035cm" svg:x="30.691cm" svg:y="31.256cm" svg:viewBox="0 0 8045 36" draw:points="0,36 8045,36 8045,0 0,0">
          <text:p/>
        </draw:polygon>
        <draw:polygon draw:style-name="gr1" draw:text-style-name="P1" draw:layer="layout" svg:width="0.035cm" svg:height="1.411cm" svg:x="30.691cm" svg:y="29.88cm" svg:viewBox="0 0 36 1412" draw:points="0,1412 36,1412 36,0 0,0">
          <text:p/>
        </draw:polygon>
        <draw:polygon draw:style-name="gr1" draw:text-style-name="P1" draw:layer="layout" svg:width="0.036cm" svg:height="1.411cm" svg:x="38.699cm" svg:y="29.88cm" svg:viewBox="0 0 37 1412" draw:points="0,1412 37,1412 37,0 0,0">
          <text:p/>
        </draw:polygon>
        <draw:path draw:style-name="gr1" draw:text-style-name="P1" draw:layer="layout" svg:width="1.181cm" svg:height="0.466cm" svg:x="17.606cm" svg:y="31.96cm" svg:viewBox="0 0 1182 467" svg:d="M240 461h-62l-178-438h62l121 307 26 77 26-77 120-307h63zM458 53v-53h56v53zM458 461v-337h56v337zM605 461v-461h56v461zM753 461v-461h55v461zM942 304c0 38 8 68 24 89s39 31 69 31c25 0 44-5 59-15 14-9 24-22 29-36l49 13c-20 54-65 81-137 81-49 0-87-15-113-46-26-29-39-73-39-131 0-56 13-98 39-128 26-29 63-44 111-44 99 0 149 60 149 179v7zM1124 261c-4-36-13-61-28-77-14-17-36-25-63-25s-49 9-65 27-24 43-26 75z">
          <text:p/>
        </draw:path>
        <draw:path draw:style-name="gr1" draw:text-style-name="P1" draw:layer="layout" svg:width="3.372cm" svg:height="0.592cm" svg:x="30.688cm" svg:y="31.854cm" svg:viewBox="0 0 3373 593" svg:d="M214 65c-49 0-86 15-113 47-27 31-41 73-41 127s14 97 42 131c28 32 66 49 114 49 61 0 107-31 138-92l48 24c-18 38-43 67-76 87-32 19-70 29-113 29-44 0-82-9-114-27s-57-45-74-79c-16-35-25-75-25-122 0-69 19-124 57-163 37-40 89-59 156-59 46 0 85 9 116 27 32 18 55 45 69 81l-56 19c-10-26-26-46-49-59-22-14-49-20-79-20zM758 292c0 59-13 103-38 132-26 29-63 43-113 43-49 0-86-15-111-45-25-29-38-74-38-130 0-116 51-174 151-174 51 0 89 14 113 43 24 28 36 72 36 131zM700 292c0-46-7-80-21-101s-37-31-69-31c-33 0-56 10-71 32-14 21-22 54-22 100 0 44 8 78 22 100 14 23 37 34 68 34 33 0 57-11 71-33 15-21 22-56 22-101zM1046 407c-11 22-24 37-42 46-17 9-38 14-63 14-42 0-74-14-94-43-20-28-30-72-30-131 0-116 41-175 124-175 25 0 46 5 63 14 18 10 31 24 42 45v-38-139h55v392c0 35 1 58 2 69h-53c-1-3-2-11-2-23-1-12-1-22-1-31zM876 292c0 47 6 81 19 102 12 20 32 30 60 30 32 0 55-11 69-33s22-57 22-103c0-45-8-77-22-98-14-20-37-30-68-30-28 0-48 10-61 31-12 20-19 54-19 101zM1235 304c0 39 8 69 24 90s39 31 70 31c25 0 44-5 59-15 15-9 24-21 30-36l49 14c-20 53-66 79-138 79-50 0-88-15-113-44-26-30-39-75-39-133 0-55 13-98 39-127 25-30 62-45 111-45 99 0 149 60 149 179v7zM1418 261c-3-35-12-61-27-77s-36-24-65-24c-27 0-49 9-64 27-16 18-25 42-26 74zM2018 291c0 118-41 176-123 176-52 0-86-19-104-58h-1c0 1 1 19 1 53v131h-56v-400c0-34-1-57-2-69h54c0 1 1 4 1 9s1 13 1 24c1 10 1 18 1 21h1c10-20 23-35 40-45 16-9 37-14 64-14 41 0 72 14 93 41 20 28 30 71 30 131zM1960 292c0-47-6-80-19-100s-33-30-60-30c-22 0-40 4-52 13-13 10-22 24-29 44-6 20-9 46-9 77 0 44 7 78 21 99 14 20 36 31 68 31 28 0 48-10 61-31 13-20 19-55 19-103zM2377 292c0 59-13 103-38 132-26 29-64 43-113 43s-86-15-111-45c-25-29-38-74-38-130 0-116 50-174 151-174 51 0 89 14 113 43 24 28 36 72 36 131zM2319 292c0-46-7-80-21-101s-37-31-69-31c-33 0-56 10-71 32-14 21-22 54-22 100 0 44 7 78 22 100 14 23 37 34 68 34 33 0 57-11 71-33 15-21 22-56 22-101zM2704 368c0 32-12 56-36 73s-57 26-100 26c-42 0-74-7-96-21-23-13-38-35-45-64l50-9c4 18 14 31 29 39s35 13 62 13c29 0 49-5 62-13 13-9 20-22 20-39 0-13-5-25-14-33-9-9-24-16-44-21l-40-11c-32-8-54-16-68-24s-24-18-32-29c-8-12-11-25-11-42 0-30 10-54 32-70s54-24 96-24c37 0 66 7 88 20s36 34 42 62l-51 6c-3-14-11-26-25-34s-32-12-54-12c-25 0-44 4-56 12-12 7-18 19-18 34 0 10 3 18 8 24s12 12 22 16c9 4 30 10 61 18 29 7 51 14 64 20 13 7 23 14 31 21 7 8 13 17 17 27s6 21 6 35zM2905 458c-18 5-37 8-57 8-44 0-66-25-66-76v-225h-39v-41h41l16-75h37v75h63v41h-63v213c0 16 3 27 8 34 6 7 15 10 28 10 7 0 18-2 32-5zM3044 467c-34 0-59-9-76-27s-25-42-25-73c0-35 11-62 34-81 23-18 60-28 111-29l75-2v-18c0-27-6-47-18-59-11-11-29-17-54-17s-43 4-55 12c-11 9-18 22-20 41l-58-5c9-61 54-91 134-91 42 0 74 10 95 29 22 19 32 47 32 84v146c0 16 3 29 7 37 4 9 12 13 25 13 5 0 11-1 18-2v34c-14 4-29 5-43 5-21 0-36-5-45-16-10-11-15-28-16-51h-2c-14 25-31 43-50 54s-42 16-69 16zM3057 425c20 0 39-4 54-14 16-9 29-22 38-38s14-34 14-51v-27l-61 1c-26 0-46 3-60 8s-24 12-31 23c-7 10-11 23-11 41s5 32 15 42c9 10 23 15 42 15zM3318 461v-461h55v461z">
          <text:p/>
        </draw:path>
        <draw:polygon draw:style-name="gr1" draw:text-style-name="P1" draw:layer="layout" svg:width="10.972cm" svg:height="1.411cm" svg:x="17.25cm" svg:y="34.29cm" svg:viewBox="0 0 10973 1412" draw:points="0,1412 10973,1412 10973,0 0,0">
          <text:p/>
        </draw:polygon>
        <draw:polygon draw:style-name="gr1" draw:text-style-name="P1" draw:layer="layout" svg:width="10.972cm" svg:height="0.035cm" svg:x="17.25cm" svg:y="34.29cm" svg:viewBox="0 0 10973 36" draw:points="0,36 10973,36 10973,0 0,0">
          <text:p/>
        </draw:polygon>
        <draw:polygon draw:style-name="gr1" draw:text-style-name="P1" draw:layer="layout" svg:width="10.972cm" svg:height="0.036cm" svg:x="17.25cm" svg:y="35.665cm" svg:viewBox="0 0 10973 37" draw:points="0,37 10973,37 10973,0 0,0">
          <text:p/>
        </draw:polygon>
        <draw:polygon draw:style-name="gr1" draw:text-style-name="P1" draw:layer="layout" svg:width="0.036cm" svg:height="1.411cm" svg:x="17.25cm" svg:y="34.29cm" svg:viewBox="0 0 37 1412" draw:points="0,1412 37,1412 37,0 0,0">
          <text:p/>
        </draw:polygon>
        <draw:polygon draw:style-name="gr1" draw:text-style-name="P1" draw:layer="layout" svg:width="0.036cm" svg:height="1.411cm" svg:x="28.186cm" svg:y="34.29cm" svg:viewBox="0 0 37 1412" draw:points="0,1412 37,1412 37,0 0,0">
          <text:p/>
        </draw:polygon>
        <draw:path draw:style-name="gr1" draw:text-style-name="P1" draw:layer="layout" svg:width="1.848cm" svg:height="0.466cm" svg:x="17.328cm" svg:y="33.618cm" svg:viewBox="0 0 1849 467" svg:d="M0 461v-438h344v71h-252v111h234v70h-234v115h265v71zM413 334v-75h161v75zM847 461v-188c0-59-17-89-51-89-17 0-32 9-43 27s-16 41-16 70v180h-88v-261c0-18 0-32 0-45-1-11-1-22-2-31h83c1 4 1 15 3 32 1 18 1 30 1 36h1c11-27 25-45 41-57 16-11 35-17 57-17 51 0 83 24 94 74h1c12-27 25-46 41-57s37-17 61-17c33 0 58 11 75 33 17 23 26 55 26 97v213h-87v-188c0-59-17-89-51-89-17 0-31 8-41 25-11 16-17 39-18 68v184zM1298 467c-33 0-58-9-76-27-18-17-28-42-28-74 0-35 12-61 34-80 23-18 56-27 99-27l72-2v-17c0-22-4-38-12-49-7-10-20-16-37-16-16 0-28 4-36 11-7 8-12 20-14 37l-91-4c6-33 21-59 46-76 24-16 57-25 99-25s75 11 98 31c23 22 34 52 34 90v123c0 18 2 31 6 38 5 8 12 11 22 11 6 0 13 0 19-1v46c-5 2-10 3-14 4s-9 2-13 2c-4 1-8 2-13 2-4 1-10 1-16 1-22 0-38-6-49-17-10-10-16-26-18-47h-2c-24 44-61 66-110 66zM1399 305l-45 1c-20 1-34 3-43 7-8 3-15 9-19 16-4 8-7 18-7 30 0 16 4 28 11 36 8 7 17 11 30 11s26-4 37-11c11-8 20-18 26-31 7-13 10-27 10-42zM1579 64v-64h87v64zM1579 461v-337h87v337zM1761 461v-461h88v461z">
          <text:p/>
        </draw:path>
        <draw:polygon draw:style-name="gr1" draw:text-style-name="P1" draw:layer="layout" svg:width="10.972cm" svg:height="1.411cm" svg:x="29.95cm" svg:y="34.219cm" svg:viewBox="0 0 10973 1412" draw:points="0,1412 10973,1412 10973,0 0,0">
          <text:p/>
        </draw:polygon>
        <draw:polygon draw:style-name="gr1" draw:text-style-name="P1" draw:layer="layout" svg:width="10.972cm" svg:height="0.035cm" svg:x="29.95cm" svg:y="34.219cm" svg:viewBox="0 0 10973 36" draw:points="0,36 10973,36 10973,0 0,0">
          <text:p/>
        </draw:polygon>
        <draw:polygon draw:style-name="gr1" draw:text-style-name="P1" draw:layer="layout" svg:width="10.972cm" svg:height="0.035cm" svg:x="29.95cm" svg:y="35.595cm" svg:viewBox="0 0 10973 36" draw:points="0,36 10973,36 10973,0 0,0">
          <text:p/>
        </draw:polygon>
        <draw:polygon draw:style-name="gr1" draw:text-style-name="P1" draw:layer="layout" svg:width="0.036cm" svg:height="1.411cm" svg:x="29.95cm" svg:y="34.219cm" svg:viewBox="0 0 37 1412" draw:points="0,1412 37,1412 37,0 0,0">
          <text:p/>
        </draw:polygon>
        <draw:polygon draw:style-name="gr1" draw:text-style-name="P1" draw:layer="layout" svg:width="0.036cm" svg:height="1.411cm" svg:x="40.886cm" svg:y="34.219cm" svg:viewBox="0 0 37 1412" draw:points="0,1412 37,1412 37,0 0,0">
          <text:p/>
        </draw:polygon>
        <draw:path draw:style-name="gr1" draw:text-style-name="P1" draw:layer="layout" svg:width="3.192cm" svg:height="0.597cm" svg:x="29.993cm" svg:y="33.471cm" svg:viewBox="0 0 3193 598" svg:d="M232 100v367h-91v-367h-141v-71h375v71zM569 473c-51 0-90-15-116-45-28-30-41-73-41-131 0-56 14-99 41-128 28-30 67-45 117-45 48 0 85 16 110 48 26 32 38 79 38 141v3h-215c0 32 7 57 19 74 12 16 29 24 52 24 30 0 49-13 57-39l82 7c-23 60-71 91-144 91zM569 179c-21 0-36 7-47 21s-17 34-18 61h130c-1-28-8-48-19-62-12-13-27-20-46-20zM517 99v-10l78-89h80v13l-105 86zM790 467v-462h88v462zM1110 473c-50 0-89-15-116-45s-41-73-41-131c0-56 14-99 42-128 27-30 66-45 116-45 49 0 85 16 111 48 25 32 38 79 38 141v3h-215c0 32 6 57 18 74 12 16 29 24 52 24 30 0 50-13 58-39l82 7c-24 60-72 91-145 91zM1110 179c-20 0-36 7-47 21s-17 34-18 61h130c-1-28-7-48-19-62-11-13-27-20-46-20zM1058 99v-10l78-89h80v13l-105 86zM1649 297c0 56-11 100-34 130-22 31-54 46-95 46-23 0-44-5-61-15s-31-25-40-45h-2c1 6 2 25 2 57v128h-88v-391c0-31 0-57-2-77h85c1 4 2 11 2 22 1 11 1 22 1 33h2c20-42 55-62 107-62 39 0 69 15 91 45 21 30 32 73 32 129zM1558 297c0-76-23-113-69-113-23 0-41 10-53 30s-19 49-19 86c0 36 7 64 19 84 12 19 30 29 53 29 46 0 69-38 69-116zM1811 197c12-25 27-44 44-56 18-11 39-17 64-17 36 0 63 11 82 33s28 54 28 96v214h-86v-188c0-60-20-89-60-89-21 0-38 9-51 27s-19 41-19 70v180h-88v-462h88v126c0 23-1 45-3 66zM2438 299c0 54-15 97-46 127-30 31-72 47-125 47-52 0-93-16-123-47s-45-73-45-127c0-55 15-98 45-129s71-46 125-46c55 0 97 15 125 45 29 30 44 73 44 130zM2346 299c0-41-6-70-19-88s-32-27-57-27c-53 0-79 38-79 115 0 37 6 66 19 85 13 20 32 29 56 29 54 0 80-38 80-114zM2730 467v-188c0-60-20-90-60-90-21 0-38 9-51 27s-19 42-19 71v180h-88v-262c0-18 0-32 0-44-1-11-1-22-2-31h83c1 4 1 15 2 32s2 28 2 35h1c12-26 27-44 44-56 18-11 40-17 64-17 36 0 63 11 82 33s28 54 28 96v214zM3043 473c-50 0-89-15-116-45s-41-73-41-131c0-56 14-99 42-128 27-30 66-45 117-45 48 0 84 16 110 48 25 32 38 79 38 141v3h-215c0 32 6 57 18 74 12 16 29 24 52 24 30 0 50-13 58-39l82 7c-24 60-72 91-145 91zM3043 179c-20 0-36 7-47 21s-17 34-18 61h131c-2-28-8-48-20-62-11-13-26-20-46-20z">
          <text:p/>
        </draw:path>
        <draw:polygon draw:style-name="gr1" draw:text-style-name="P1" draw:layer="layout" svg:width="0.529cm" svg:height="0.599cm" svg:x="17.356cm" svg:y="37.359cm" svg:viewBox="0 0 530 600" draw:points="0,600 530,600 530,0 0,0">
          <text:p/>
        </draw:polygon>
        <draw:polygon draw:style-name="gr1" draw:text-style-name="P1" draw:layer="layout" svg:width="0.529cm" svg:height="0.035cm" svg:x="17.356cm" svg:y="37.359cm" svg:viewBox="0 0 530 36" draw:points="0,36 530,36 530,0 0,0">
          <text:p/>
        </draw:polygon>
        <draw:polygon draw:style-name="gr1" draw:text-style-name="P1" draw:layer="layout" svg:width="0.529cm" svg:height="0.035cm" svg:x="17.356cm" svg:y="37.923cm" svg:viewBox="0 0 530 36" draw:points="0,36 530,36 530,0 0,0">
          <text:p/>
        </draw:polygon>
        <draw:polygon draw:style-name="gr1" draw:text-style-name="P1" draw:layer="layout" svg:width="0.035cm" svg:height="0.599cm" svg:x="17.356cm" svg:y="37.359cm" svg:viewBox="0 0 36 600" draw:points="0,600 36,600 36,0 0,0">
          <text:p/>
        </draw:polygon>
        <draw:polygon draw:style-name="gr1" draw:text-style-name="P1" draw:layer="layout" svg:width="0.035cm" svg:height="0.599cm" svg:x="17.85cm" svg:y="37.359cm" svg:viewBox="0 0 36 600" draw:points="0,600 36,600 36,0 0,0">
          <text:p/>
        </draw:polygon>
        <draw:polygon draw:style-name="gr1" draw:text-style-name="P1" draw:layer="layout" svg:width="0.529cm" svg:height="0.6cm" svg:x="17.356cm" svg:y="38.558cm" svg:viewBox="0 0 530 601" draw:points="0,601 530,601 530,0 0,0">
          <text:p/>
        </draw:polygon>
        <draw:polygon draw:style-name="gr1" draw:text-style-name="P1" draw:layer="layout" svg:width="0.529cm" svg:height="0.035cm" svg:x="17.356cm" svg:y="38.558cm" svg:viewBox="0 0 530 36" draw:points="0,36 530,36 530,0 0,0">
          <text:p/>
        </draw:polygon>
        <draw:polygon draw:style-name="gr1" draw:text-style-name="P1" draw:layer="layout" svg:width="0.529cm" svg:height="0.035cm" svg:x="17.356cm" svg:y="39.123cm" svg:viewBox="0 0 530 36" draw:points="0,36 530,36 530,0 0,0">
          <text:p/>
        </draw:polygon>
        <draw:polygon draw:style-name="gr1" draw:text-style-name="P1" draw:layer="layout" svg:width="0.035cm" svg:height="0.6cm" svg:x="17.356cm" svg:y="38.558cm" svg:viewBox="0 0 36 601" draw:points="0,601 36,601 36,0 0,0">
          <text:p/>
        </draw:polygon>
        <draw:polygon draw:style-name="gr1" draw:text-style-name="P1" draw:layer="layout" svg:width="0.035cm" svg:height="0.6cm" svg:x="17.85cm" svg:y="38.558cm" svg:viewBox="0 0 36 601" draw:points="0,601 36,601 36,0 0,0">
          <text:p/>
        </draw:polygon>
        <draw:path draw:style-name="gr1" draw:text-style-name="P1" draw:layer="layout" svg:width="4.163cm" svg:height="0.592cm" svg:x="18.569cm" svg:y="37.428cm" svg:viewBox="0 0 4164 593" svg:d="M179 467c-37 0-68-7-95-20-26-13-47-32-62-56-14-25-22-55-22-89v-279h59v274c0 40 11 70 31 91s50 31 89 31 70-11 91-32c22-21 33-53 33-94v-270h59v274c0 35-8 65-22 91-15 26-37 45-64 59-28 13-60 20-97 20zM672 461v-213c0-22-2-39-6-51-5-12-12-21-21-27-9-5-23-8-42-8-26 0-48 9-63 28-16 18-24 44-24 76v195h-55v-264c0-39-1-63-2-72h52c1 1 1 4 1 9 0 4 1 10 1 15 0 6 1 17 1 33h1c12-23 27-39 44-49 17-9 38-14 63-14 37 0 64 9 81 28 17 18 25 48 25 90v224zM861 305c0 38 8 68 24 89s39 31 69 31c25 0 44-5 59-15 14-9 24-22 29-36l49 14c-20 52-65 79-137 79-49 0-87-15-113-44-26-30-39-74-39-132 0-55 13-98 39-128 26-29 63-44 111-44 99 0 149 60 149 179v7zM1043 262c-4-35-13-61-28-77-15-17-36-25-63-25-28 0-49 9-65 27s-24 43-26 75zM1402 305c0 38 8 68 24 89s39 31 70 31c24 0 43-5 58-15 14-9 24-22 29-36l49 14c-19 52-65 79-136 79-50 0-88-15-114-44-25-30-38-74-38-132 0-55 13-98 38-128 26-29 63-44 112-44 98 0 148 60 148 179v7zM1584 262c-3-35-12-61-27-77-15-17-36-25-64-25-27 0-49 9-65 27-15 18-24 43-25 75zM1931 461v-213c0-22-2-39-6-51-5-12-12-21-21-27-9-5-23-8-42-8-27 0-48 9-63 28-16 18-24 44-24 76v195h-55v-264c0-39-1-63-2-72h52c1 1 1 4 1 9 0 4 1 10 1 15 0 6 1 17 1 33h1c12-23 27-39 44-49 17-9 38-14 63-14 37 0 64 9 81 28 17 18 25 48 25 90v224zM2206 458c-18 5-37 8-57 8-44 0-66-26-66-76v-224h-39v-41h41l17-76h36v76h63v41h-63v212c0 16 3 27 8 34 6 6 15 10 28 10 7 0 18-2 32-5zM2261 461v-258c0-23-1-49-2-78h53c1 38 2 61 2 69h1c9-29 19-49 31-59 12-11 28-16 49-16 7 0 15 1 23 3v52c-8-3-18-4-30-4-23 0-41 10-53 30s-18 49-18 86v175zM2519 305c0 38 8 68 24 89s40 31 70 31c24 0 44-5 58-15 15-9 25-22 30-36l49 14c-20 52-66 79-137 79-50 0-87-15-113-44-26-30-39-74-39-132 0-55 13-98 39-128 26-29 63-44 111-44 99 0 148 60 148 179v7zM2701 262c-3-35-12-61-27-77-15-17-36-25-64-25-27 0-48 9-64 27s-25 43-26 75zM3119 292c0 116-41 175-123 175-52 0-87-20-105-59h-1c1 2 1 20 1 53v132h-55v-399c0-35-1-57-2-69h54c0 1 0 4 1 9 0 5 0 13 1 24 1 10 1 17 1 21h1c10-20 23-35 39-45 17-10 38-14 65-14 41 0 72 13 92 41 21 28 31 71 31 131zM3061 293c0-47-7-80-19-100-13-20-33-30-60-30-23 0-40 4-53 13-12 10-22 24-28 44s-10 46-10 77c0 44 7 77 21 97 14 21 37 32 69 32 28 0 48-11 61-31 12-20 19-54 19-102zM3196 461v-258c0-23-1-49-2-78h52c2 38 3 61 3 69h1c9-29 19-49 31-59 11-11 28-16 49-16 7 0 15 1 23 3v52c-8-3-18-4-30-4-23 0-41 10-53 30s-19 49-19 86v175zM3411 53v-53h56v53zM3411 461v-336h56v336zM3810 368c0 32-12 56-36 73s-57 26-100 26c-42 0-74-7-97-21-22-14-37-35-44-64l50-9c4 18 14 31 29 39 14 8 35 12 62 12 28 0 49-4 62-12 13-9 20-22 20-39 0-14-5-24-14-33-9-8-24-15-44-20l-40-11c-32-8-55-16-68-24-14-8-24-18-32-29-8-12-12-26-12-42 0-31 11-54 33-70s54-24 96-24c36 0 66 7 88 20 21 13 35 34 41 62l-50 6c-3-14-12-26-25-34-14-8-32-12-54-12-26 0-44 4-56 12-12 7-18 19-18 34 0 10 2 18 7 24s13 12 22 16c10 4 31 10 62 18 29 7 50 14 63 20 14 7 24 14 31 21 8 8 14 17 18 27s6 21 6 34zM3924 305c0 38 8 68 24 89s40 31 70 31c24 0 44-5 58-15 15-9 25-22 30-36l49 14c-20 52-66 79-137 79-50 0-87-15-113-44-26-30-39-74-39-132 0-55 13-98 39-128 26-29 63-44 111-44 99 0 148 60 148 179v7zM4106 262c-3-35-12-61-27-77-15-17-36-25-64-25-27 0-48 9-64 27s-25 43-26 75z">
          <text:p/>
        </draw:path>
        <draw:path draw:style-name="gr1" draw:text-style-name="P1" draw:layer="layout" svg:width="4.55cm" svg:height="0.592cm" svg:x="18.569cm" svg:y="38.592cm" svg:viewBox="0 0 4551 593" svg:d="M178 467c-36 0-67-6-94-20-26-13-47-31-62-56-14-25-22-55-22-89v-279h59v274c0 40 11 71 31 91 20 21 50 31 88 31 39 0 70-11 91-32 22-21 33-52 33-94v-270h59v274c0 35-8 66-22 91-15 26-37 46-64 59-28 13-60 20-97 20zM671 461v-213c0-22-2-39-6-51-5-12-12-21-21-26-9-6-23-9-42-9-26 0-48 9-63 28-16 18-24 44-24 76v195h-55v-264c0-39-1-63-2-72h52c1 1 1 4 1 9 0 4 1 10 1 16 0 5 1 16 1 33h1c12-24 27-40 44-49 17-10 38-16 63-16 37 0 64 10 81 29 17 18 25 48 25 90v224zM813 296c0-60 10-113 29-161 18-49 47-93 86-135h54c-38 43-67 88-85 138-18 48-27 101-27 159 0 57 9 110 27 158s46 94 85 138h-54c-39-43-68-88-86-135-19-48-29-102-29-161zM1077 305c0 39 8 68 24 89s39 31 70 31c24 0 43-5 58-14 14-10 24-22 29-37l49 14c-20 53-65 79-136 79-50 0-88-15-114-44-26-30-39-74-39-132 0-55 13-98 39-127 26-30 63-46 111-46 99 0 149 61 149 180v7zM1259 262c-3-35-13-61-27-77-15-16-37-24-64-24s-49 9-65 27c-15 18-24 42-26 74zM1522 297c0 60-9 114-28 161-19 48-47 92-86 135h-54c39-44 68-90 85-138 18-48 27-101 27-158 0-58-9-111-27-159-18-49-46-95-85-138h54c39 42 68 87 86 135 19 48 28 102 28 161zM2077 292c0 117-41 175-123 175-53 0-87-19-105-58h-1c0 1 1 19 1 53v131h-56v-399c0-34-1-57-2-69h54c0 1 1 4 1 9s1 13 1 24c1 10 1 18 1 21h1c10-20 23-35 40-45 17-9 38-14 65-14 41 0 72 14 93 41 20 28 30 71 30 131zM2019 293c0-47-7-80-19-100-13-20-33-30-60-30-22 0-41 4-53 14-13 9-22 23-29 43-6 20-9 46-9 77 0 44 7 77 21 98 14 20 37 31 69 31 28 0 48-10 61-31 12-20 19-54 19-102zM2238 467c-34 0-59-9-76-27-17-17-25-42-25-73 0-34 11-61 34-80 23-18 60-28 111-29l75-2v-18c0-27-6-47-18-59-11-11-29-17-54-17s-43 4-54 12c-12 9-19 22-21 41l-58-5c9-61 54-92 134-92 42 0 74 11 96 30 21 19 32 47 32 84v145c0 16 2 29 6 37 4 9 12 13 25 13 5 0 11-1 18-2v34c-14 4-29 5-43 5-21 0-36-5-45-16-10-11-15-28-16-51h-2c-14 25-31 43-50 54s-42 16-69 16zM2251 425c20 0 39-4 54-14 16-9 29-22 38-38s14-33 14-50v-27l-61 1c-26 0-46 3-60 8s-24 12-31 23c-7 10-11 23-11 40 0 18 5 32 15 42 9 10 24 15 42 15zM2513 461v-257c0-24-1-50-2-79h52c2 39 3 62 3 69h1c9-29 19-49 31-59 11-11 28-17 49-17 7 0 15 2 23 5v51c-8-2-18-3-30-3-23 0-41 9-53 29s-19 49-19 86v175zM2858 458c-19 5-38 8-57 8-44 0-67-25-67-76v-224h-39v-41h42l16-76h37v76h62v41h-62v212c0 16 3 27 8 34s14 10 27 10c8 0 18-2 33-5zM2911 53v-53h55v53zM2911 461v-336h55v336zM3100 292c0 44 7 77 21 99 14 21 35 32 64 32 20 0 36-5 50-16 13-11 21-27 24-50l57 4c-5 33-18 58-41 77-24 20-53 29-89 29-47 0-83-15-107-44-25-30-37-73-37-130 0-56 12-99 37-129s60-46 107-46c34 0 62 10 85 28s37 42 43 74l-58 4c-3-19-10-34-22-45-11-11-28-16-50-16-29 0-51 10-64 29-13 20-20 53-20 100zM3436 125v213c0 22 2 39 6 52 5 12 11 21 21 26s24 8 42 8c27 0 48-9 64-27 15-19 23-44 23-77v-195h56v264c0 39 0 63 1 72h-52c0-1-1-4-1-9 0-4 0-9-1-15 0-6 0-17-1-33h-1c-12 23-27 39-44 49-17 9-38 14-63 14-37 0-63-9-81-27-17-18-25-49-25-91v-224zM3740 461v-461h56v461zM3886 53v-53h56v53zM3886 461v-336h56v336zM4076 305c0 39 8 68 24 89s39 31 70 31c24 0 43-5 58-14 14-10 24-22 29-37l49 14c-19 53-65 79-136 79-50 0-88-15-114-44-25-30-38-74-38-132 0-55 13-98 38-127 26-30 63-46 111-46 99 0 149 61 149 180v7zM4258 262c-3-35-13-61-27-77-15-16-37-24-64-24s-49 9-65 27c-15 18-24 42-25 74zM4393 461v-257c0-24 0-50-1-79h52c2 39 3 62 3 69h1c9-29 19-49 31-59 11-11 27-17 48-17 8 0 16 2 24 5v51c-8-2-18-3-30-3-23 0-41 9-53 29-13 20-19 49-19 86v175z">
          <text:p/>
        </draw:path>
        <draw:polygon draw:style-name="gr1" draw:text-style-name="P1" draw:layer="layout" svg:width="10.971cm" svg:height="1.411cm" svg:x="17.286cm" svg:y="41.204cm" svg:viewBox="0 0 10972 1412" draw:points="0,1412 10972,1412 10972,0 0,0">
          <text:p/>
        </draw:polygon>
        <draw:polygon draw:style-name="gr1" draw:text-style-name="P1" draw:layer="layout" svg:width="10.971cm" svg:height="0.035cm" svg:x="17.286cm" svg:y="41.204cm" svg:viewBox="0 0 10972 36" draw:points="0,36 10972,36 10972,0 0,0">
          <text:p/>
        </draw:polygon>
        <draw:polygon draw:style-name="gr1" draw:text-style-name="P1" draw:layer="layout" svg:width="10.971cm" svg:height="0.035cm" svg:x="17.286cm" svg:y="42.58cm" svg:viewBox="0 0 10972 36" draw:points="0,36 10972,36 10972,0 0,0">
          <text:p/>
        </draw:polygon>
        <draw:polygon draw:style-name="gr1" draw:text-style-name="P1" draw:layer="layout" svg:width="0.035cm" svg:height="1.411cm" svg:x="17.286cm" svg:y="41.204cm" svg:viewBox="0 0 36 1412" draw:points="0,1412 36,1412 36,0 0,0">
          <text:p/>
        </draw:polygon>
        <draw:polygon draw:style-name="gr1" draw:text-style-name="P1" draw:layer="layout" svg:width="0.035cm" svg:height="1.411cm" svg:x="28.222cm" svg:y="41.204cm" svg:viewBox="0 0 36 1412" draw:points="0,1412 36,1412 36,0 0,0">
          <text:p/>
        </draw:polygon>
        <draw:path draw:style-name="gr1" draw:text-style-name="P1" draw:layer="layout" svg:width="6.805cm" svg:height="0.592cm" svg:x="17.281cm" svg:y="40.426cm" svg:viewBox="0 0 6806 593" svg:d="M433 241c0 46-9 85-26 120-18 34-43 61-76 79-32 18-71 28-115 28-45 0-84-10-116-28-33-18-58-44-75-79-17-34-25-74-25-120 0-70 19-124 57-164s91-60 159-60c45 0 83 9 116 27s58 44 75 78c17 33 26 73 26 119zM372 241c0-54-13-97-41-128-27-31-65-47-115-47s-88 16-115 46c-28 31-41 74-41 129s14 98 41 130c28 32 66 49 115 49 50 0 89-16 116-47s40-75 40-132zM796 292c0 117-42 176-124 176-25 0-46-5-63-14s-30-24-41-45h-1c0 7 0 17-1 30s-2 20-2 22h-54c2-11 2-34 2-68v-393h56v132c0 14 0 30-1 48h1c10-22 24-37 41-46 17-10 38-14 63-14 43 0 74 14 94 42 20 29 30 72 30 130zM737 294c0-47-6-80-18-101-13-20-33-30-61-30-31 0-54 10-69 32-14 21-21 56-21 102 0 44 7 77 21 98s37 31 68 31c29 0 49-10 61-31 13-21 19-54 19-101zM871 54v-54h55v54zM926 503c0 31-6 54-18 69-13 14-31 21-56 21-16 0-29-1-39-3v-43l19 2c14 0 24-4 30-11s9-22 9-44v-368h55zM1060 305c0 39 8 69 24 89 16 21 39 32 70 32 24 0 44-5 58-15 15-10 24-22 30-37l49 14c-20 53-66 80-137 80-50 0-87-15-113-45-26-29-39-73-39-131 0-56 13-98 39-128s63-44 111-44c99 0 148 59 148 178v7zM1242 262c-3-35-12-61-27-77s-36-24-64-24c-27 0-49 9-64 27-16 18-25 43-26 74zM1506 459c-19 5-38 7-57 7-45 0-67-25-67-76v-223h-39v-41h41l17-76h37v76h62v41h-62v211c0 16 2 28 8 34 5 7 14 10 27 10 7 0 18-1 33-4zM1953 407c-10 22-24 38-41 47s-38 14-64 14c-42 0-73-15-93-43-20-29-30-72-30-130 0-117 41-175 123-175 26 0 47 4 64 14 17 9 31 24 41 44h1l-1-37v-141h56v393c0 34 0 57 1 68h-52c-1-3-2-10-3-22 0-12-1-23-1-32zM1784 293c0 47 6 81 18 101 13 20 33 31 61 31 31 0 54-11 69-33 14-22 21-56 21-103 0-44-7-77-21-97-15-21-37-31-69-31-28 0-48 10-60 31-13 21-19 55-19 101zM2143 305c0 39 8 69 24 89 16 21 39 32 69 32 25 0 44-5 59-15 14-10 24-22 29-37l49 14c-20 53-65 80-137 80-49 0-87-15-113-45-26-29-39-73-39-131 0-56 13-98 39-128s63-44 111-44c99 0 149 59 149 178v7zM2325 262c-4-35-13-61-28-77s-36-24-63-24-49 9-65 27-24 43-26 74zM2789 461h-66l-122-335h59l74 218c3 8 10 33 22 74l10-36 12-37 77-219h59zM3249 293c0 59-13 103-39 132-26 28-63 43-113 43-48 0-85-15-111-45-25-30-37-73-37-130 0-115 50-173 150-173 52 0 89 14 113 42s37 72 37 131zM3190 293c0-46-7-80-21-101-13-21-36-31-69-31-32 0-56 11-71 32-14 21-21 55-21 100 0 44 7 78 21 100s37 33 68 33c33 0 57-11 72-32 14-22 21-55 21-101zM3453 459c-18 5-37 7-57 7-44 0-66-25-66-76v-223h-40v-41h42l16-76h37v76h63v41h-63v211c0 16 3 28 8 34 6 7 15 10 27 10 8 0 19-1 33-4zM3508 461v-257c0-24-1-50-2-78h52c2 38 3 61 3 69h1c9-29 19-49 31-60 11-10 28-15 49-15 7 0 15 1 23 3v51c-8-2-18-3-30-3-23 0-41 10-53 30-13 20-19 48-19 86v174zM3766 305c0 39 8 69 24 89 16 21 39 32 70 32 24 0 43-5 58-15 14-10 24-22 29-37l50 14c-20 53-66 80-137 80-50 0-88-15-113-45-26-29-39-73-39-131 0-56 13-98 39-128 25-30 62-44 111-44 98 0 148 59 148 178v7zM3948 262c-3-35-12-61-27-77s-36-24-64-24c-27 0-49 9-64 27-16 18-25 43-26 74zM4460 461v-212c0-33-4-55-13-68-9-12-25-18-48-18-24 0-43 9-57 27-13 18-20 44-20 77v194h-56v-264c0-39-1-62-2-71h53c0 1 0 4 1 8 0 5 0 10 0 16 1 6 1 17 2 33 12-23 26-40 41-49 16-10 35-14 57-14 26 0 46 5 61 15 14 10 25 26 30 48h1c12-22 26-38 42-48 17-10 37-15 60-15 34 0 59 9 74 27 16 19 23 49 23 91v223h-55v-212c0-33-4-55-13-68-9-12-25-18-49-18s-43 9-56 27c-14 18-21 44-21 77v194zM4842 305c0 39 8 69 24 89 16 21 39 32 70 32 24 0 43-5 58-15 14-10 24-22 29-37l49 14c-19 53-65 80-136 80-50 0-88-15-114-45-25-29-38-73-38-131 0-56 13-98 38-128 26-30 63-44 112-44 98 0 148 59 148 178v7zM5024 262c-3-35-12-61-27-77s-36-24-64-24c-27 0-49 9-64 27-16 18-25 43-26 74zM5410 369c0 31-12 56-36 73s-57 26-100 26c-42 0-74-7-97-21-22-14-37-35-44-64l50-10c4 18 14 31 29 40 15 8 35 12 62 12 28 0 49-4 62-13s20-21 20-39c0-13-5-24-14-32s-24-15-44-21l-40-10c-32-9-55-17-68-25-14-8-24-17-32-29-8-11-12-25-12-41 0-31 11-54 33-70s54-24 96-24c37 0 66 6 88 19s35 34 41 63l-50 6c-3-15-12-26-25-34-14-8-32-12-54-12-26 0-44 4-56 11-12 8-18 20-18 35 0 10 2 17 7 24 5 6 13 11 22 15 10 5 31 11 62 18 29 8 50 15 64 21 13 6 23 13 30 21 8 7 14 16 18 26s6 22 6 35zM5733 369c0 31-12 56-35 73-24 17-58 26-101 26-41 0-73-7-96-21s-37-35-44-64l49-10c5 18 14 31 29 40 15 8 36 12 62 12 29 0 50-4 63-13s19-21 19-39c0-13-4-24-13-32-10-8-24-15-44-21l-40-10c-32-9-55-17-69-25-13-8-24-17-32-29-7-11-11-25-11-41 0-31 11-54 33-70s53-24 95-24c37 0 66 6 88 19s36 34 42 63l-50 6c-4-15-12-26-26-34-13-8-31-12-54-12-25 0-44 4-56 11-12 8-18 20-18 35 0 10 3 17 8 24 5 6 12 11 22 15 10 5 30 11 61 18 30 8 51 15 64 21s23 13 31 21c7 7 13 16 17 26s6 22 6 35zM5891 468c-34 0-59-9-76-27s-25-42-25-73c0-35 11-61 34-80s60-29 111-30l75-1v-18c0-28-6-47-18-59-11-12-29-18-54-18s-43 4-55 13c-11 8-18 22-20 41l-59-6c10-60 55-90 135-90 42 0 74 9 95 29 22 19 32 47 32 84v144c0 17 2 29 7 38 4 8 12 12 25 12 5 0 11 0 18-2v35c-14 3-29 5-43 5-21 0-36-6-46-17-9-10-14-27-15-51h-2c-14 26-31 44-50 55-19 10-42 16-69 16zM5904 426c20 0 38-5 54-14s29-22 38-38c9-17 14-33 14-50v-28l-61 1c-27 1-47 3-60 8-14 5-24 13-31 23s-11 24-11 41c0 18 5 32 15 42 9 10 23 15 42 15zM6291 593c-36 0-65-7-87-21-22-15-36-35-42-61l56-9c4 16 12 28 25 36s29 13 50 13c55 0 83-33 83-98v-54c-11 21-25 38-44 49-18 11-40 16-64 16-41 0-71-13-91-41-19-27-29-70-29-129s10-103 31-131 53-42 95-42c24 0 44 5 62 16s31 26 40 46h1c0-6 1-16 1-32 1-15 2-24 3-25h52c-1 11-1 34-1 69v257c0 94-47 141-141 141zM6376 294c0-28-4-51-11-71s-18-35-31-45c-14-11-29-16-46-16-29 0-50 11-63 31-13 21-19 55-19 101s6 79 18 99 33 30 63 30c17 0 33-5 47-16 13-10 24-25 31-45 7-19 11-42 11-68zM6567 305c0 39 8 69 24 89 16 21 39 32 69 32 25 0 44-5 59-15 14-10 24-22 29-37l49 14c-20 53-65 80-137 80-49 0-87-15-113-45-27-29-40-73-40-131 0-56 13-98 40-128 26-30 63-44 111-44 99 0 148 59 148 178v7zM6749 262c-4-35-13-61-28-77s-36-24-63-24c-28 0-49 9-65 27s-24 43-26 74z">
          <text:p/>
        </draw:path>
        <draw:polygon draw:style-name="gr1" draw:text-style-name="P1" draw:layer="layout" svg:width="23.143cm" svg:height="6.032cm" svg:x="16.862cm" svg:y="44.838cm" svg:viewBox="0 0 23144 6033" draw:points="0,6033 23144,6033 23144,0 0,0">
          <text:p/>
        </draw:polygon>
        <draw:polygon draw:style-name="gr1" draw:text-style-name="P1" draw:layer="layout" svg:width="23.143cm" svg:height="0.035cm" svg:x="16.862cm" svg:y="44.838cm" svg:viewBox="0 0 23144 36" draw:points="0,36 23144,36 23144,0 0,0">
          <text:p/>
        </draw:polygon>
        <draw:polygon draw:style-name="gr1" draw:text-style-name="P1" draw:layer="layout" svg:width="23.143cm" svg:height="0.035cm" svg:x="16.862cm" svg:y="50.835cm" svg:viewBox="0 0 23144 36" draw:points="0,36 23144,36 23144,0 0,0">
          <text:p/>
        </draw:polygon>
        <draw:polygon draw:style-name="gr1" draw:text-style-name="P1" draw:layer="layout" svg:width="0.036cm" svg:height="6.032cm" svg:x="16.862cm" svg:y="44.838cm" svg:viewBox="0 0 37 6033" draw:points="0,6033 37,6033 37,0 0,0">
          <text:p/>
        </draw:polygon>
        <draw:polygon draw:style-name="gr1" draw:text-style-name="P1" draw:layer="layout" svg:width="0.036cm" svg:height="6.032cm" svg:x="39.969cm" svg:y="44.838cm" svg:viewBox="0 0 37 6033" draw:points="0,6033 37,6033 37,0 0,0">
          <text:p/>
        </draw:polygon>
        <draw:path draw:style-name="gr1" draw:text-style-name="P1" draw:layer="layout" svg:width="4.275cm" svg:height="0.569cm" svg:x="16.865cm" svg:y="43.942cm" svg:viewBox="0 0 4276 570" svg:d="M240 438h-61l-179-438h62l122 308 26 78 25-78 121-308h62zM718 270c0 59-13 102-38 131-26 29-64 43-113 43s-86-15-111-45c-25-29-38-73-38-129 0-116 51-174 151-174 51 0 89 14 113 43 24 28 36 72 36 131zM660 270c0-46-7-80-21-101s-37-31-69-31c-33 0-56 10-71 32-14 21-22 54-22 100 0 44 8 77 22 99 14 23 37 34 68 34 33 0 57-11 71-33 15-21 22-55 22-100zM923 435c-19 5-38 8-57 8-44 0-67-25-67-76v-224h-39v-41h42l16-76h37v76h62v41h-62v212c0 16 3 27 8 34s14 10 27 10c8 0 18-2 33-5zM977 438v-257c0-24 0-50-1-79h52c2 38 3 61 3 69h1c9-29 19-49 30-59 12-11 28-16 49-16 8 0 16 1 23 3v52c-7-2-17-4-29-4-23 0-41 10-54 30-12 20-18 49-18 86v175zM1236 282c0 39 8 68 24 89s39 31 70 31c24 0 43-5 58-15 14-9 24-21 29-36l49 14c-20 53-65 79-136 79-50 0-88-15-114-44-26-30-39-74-39-132 0-55 13-98 39-127 26-30 63-45 111-45 99 0 149 60 149 179v7zM1418 239c-4-35-13-61-28-77-14-16-36-24-63-24s-49 9-65 27-24 42-26 74zM1930 438v-213c0-32-5-55-13-67-9-13-25-19-48-19-24 0-43 9-57 27-14 19-21 44-21 77v195h-55v-264c0-39-1-63-2-72h53c0 1 0 4 0 9 1 4 1 10 1 16 1 5 1 16 1 33h1c12-24 26-40 41-50 16-9 35-14 57-14 25 0 45 5 60 15s25 27 31 49h1c12-23 26-39 42-49 17-10 36-15 60-15 34 0 58 9 74 28 15 18 23 48 23 90v224h-55v-213c0-32-5-55-14-67-9-13-25-19-48-19-24 0-43 9-57 27-13 19-20 44-20 77v195zM2312 282c0 39 8 68 24 89s40 31 71 31c24 0 43-5 58-15 14-9 24-21 29-36l49 14c-20 53-65 79-136 79-51 0-89-15-115-44-26-30-39-74-39-132 0-55 13-98 39-127 26-30 63-45 112-45 99 0 149 60 149 179v7zM2495 239c-4-35-13-61-28-77-14-16-36-24-63-24s-50 9-66 27-24 42-26 74zM2881 345c0 32-12 56-36 73s-58 26-101 26c-41 0-73-7-96-21-22-13-37-35-44-64l49-9c5 18 15 31 29 39 15 8 36 13 62 13 29 0 50-5 63-13 13-9 20-22 20-39 0-13-5-24-14-32-9-9-24-16-44-21l-40-11c-32-8-55-16-68-24-14-8-25-18-32-29-8-12-12-25-12-42 0-31 11-54 33-70s54-24 96-24c36 0 66 7 87 20 22 13 36 34 42 62l-50 6c-3-14-12-26-25-34-14-8-32-12-54-12-26 0-44 4-56 12-12 7-18 19-18 34 0 10 2 18 7 24s12 12 22 16 30 10 62 18c29 7 50 14 63 20 13 7 24 14 31 21 8 8 13 17 18 27 4 10 6 21 6 34zM3204 345c0 32-12 56-36 73s-57 26-100 26c-42 0-74-7-96-21-23-13-38-35-45-64l50-9c4 18 14 31 29 39s36 13 62 13c29 0 50-5 63-13 13-9 19-22 19-39 0-13-4-24-14-32-9-9-24-16-44-21l-39-11c-32-8-55-16-69-24-13-8-24-18-32-29-7-12-11-25-11-42 0-31 11-54 32-70 22-16 54-24 96-24 37 0 66 7 88 20s36 34 42 62l-51 6c-3-14-11-26-25-34-13-8-31-12-54-12-25 0-44 4-56 12-12 7-18 19-18 34 0 10 3 18 8 24s12 12 22 16c9 4 30 10 61 18 30 7 51 14 64 20 13 7 23 14 31 21 7 8 13 17 17 27s6 21 6 34zM3362 444c-34 0-59-9-76-27s-26-42-26-73c0-34 12-61 35-80 22-18 59-28 110-29l75-2v-18c0-27-5-47-17-59-12-11-30-17-54-17-25 0-44 4-55 12-11 9-18 22-20 41l-59-5c10-61 55-91 135-91 42 0 74 10 95 29s32 47 32 84v145c0 16 2 29 6 37 5 9 13 13 25 13 6 0 12-1 19-2v34c-15 4-29 5-43 5-21 0-36-5-46-16-9-11-14-28-15-51h-3c-14 25-30 43-49 54s-42 16-69 16zM3374 402c21 0 39-4 55-14 16-9 28-22 38-38 9-16 13-33 13-50v-27l-60 1c-27 0-47 3-60 8-14 5-24 12-32 23-7 10-10 23-10 40 0 18 5 32 14 42 10 10 24 15 42 15zM3762 570c-36 0-65-7-87-22-22-14-36-35-42-61l56-8c4 15 12 27 25 36 12 8 29 12 50 12 55 0 83-32 83-97v-54h-1c-10 21-24 37-43 48s-40 17-64 17c-41 0-72-14-91-41-20-28-29-71-29-129 0-60 10-103 31-132 21-28 52-42 95-42 23 0 44 6 62 17 17 10 31 26 40 46h1c0-6 0-17 1-32 1-16 2-24 2-26h53c-1 12-1 35-1 70v257c0 94-47 141-141 141zM3847 270c0-27-4-51-11-70-8-20-18-35-32-46-13-10-28-15-45-15-29 0-50 10-63 31s-19 54-19 100 6 79 18 99 33 30 63 30c17 0 33-5 46-15 14-11 24-26 32-45 7-19 11-42 11-69zM4036 282c0 39 8 68 24 89s40 31 70 31c24 0 44-5 58-15 15-9 25-21 30-36l49 14c-20 53-66 79-137 79-49 0-87-15-113-44-26-30-39-74-39-132 0-55 13-98 39-127 26-30 63-45 111-45 99 0 148 60 148 179v7zM4218 239c-3-35-12-61-27-77s-36-24-64-24c-27 0-48 9-64 27s-24 42-26 74z">
          <text:p/>
        </draw:path>
        <draw:path draw:style-name="gr1" draw:text-style-name="P7" draw:layer="layout" svg:width="4.529cm" svg:height="0.6cm" svg:x="16.95cm" svg:y="52.413cm" svg:viewBox="0 0 4530 601" svg:d="M59 79v163h244v49h-244v177h-59v-437h310v48zM384 61v-53h55v53zM384 468v-336h55v336zM573 299c0 44 7 77 21 99 14 21 35 32 64 32 19 0 36-5 49-16 14-11 22-27 25-50l57 4c-5 32-18 58-42 77-23 19-52 29-88 29-47 0-83-15-107-44-25-30-37-73-37-130 0-56 12-99 37-129s60-45 107-45c34 0 62 9 85 27s37 42 42 73l-57 5c-3-19-10-34-22-45s-28-16-50-16c-29 0-51 9-64 29s-20 53-20 100zM909 190c13-22 27-38 44-48 17-11 38-16 64-16 36 0 63 9 80 27 18 19 26 49 26 91v224h-56v-213c0-23-2-41-7-52-4-12-11-20-21-26-10-5-24-8-41-8-26 0-47 9-63 27-16 19-24 43-24 74v198h-56v-460h56v119c0 13 0 26-1 40-1 13-1 21-1 23zM1213 61v-53h55v53zM1213 468v-336h55v336zM1402 312c0 38 8 68 24 89s39 31 70 31c24 0 44-5 58-15 15-9 24-22 30-36l49 14c-20 52-66 79-137 79-50 0-87-15-113-44-26-30-39-74-39-132 0-55 13-98 39-128 26-29 63-44 111-44 99 0 148 60 148 179v7zM1584 269c-3-35-12-61-27-77s-36-25-64-25c-27 0-49 9-64 27-16 18-25 43-26 75zM1720 468v-258c0-23-1-49-2-78h52c2 38 3 61 3 69h1c9-29 19-49 31-59 11-11 28-16 49-16 7 0 15 1 23 3v52c-8-2-18-4-30-4-23 0-41 10-53 30s-19 49-19 86v175zM2204 474c-34 0-59-9-76-27s-26-42-26-73c0-34 12-61 34-80 23-18 60-28 111-30l75-1v-18c0-27-6-47-17-59-12-12-30-17-54-17-25 0-44 4-55 12-11 9-18 22-20 41l-59-5c10-61 55-91 135-91 42 0 74 10 95 29s32 47 32 84v145c0 16 2 29 6 37 5 8 13 13 25 13 6 0 12-1 19-2v34c-15 4-29 5-43 5-21 0-37-5-46-16s-15-28-16-51h-2c-14 25-30 43-49 54s-42 16-69 16zM2216 432c21 0 39-5 55-14s28-22 37-38c10-16 14-33 14-50v-27l-60 1c-27 0-47 3-61 8-13 5-24 12-31 23-7 10-10 23-10 40 0 18 4 32 14 42s24 15 42 15zM2269 95l-103-86v-9h65l67 89v6zM2659 61v-53h56v53zM2715 509c0 32-6 55-19 69-12 14-31 23-56 23-16 0-29-1-39-4v-43l19 2c15 0 25-4 30-11 6-8 9-22 9-44v-369h56zM3090 300c0 59-13 102-39 131s-63 43-113 43c-48 0-85-15-111-45-25-29-37-73-37-129 0-116 50-174 150-174 52 0 89 14 113 43 24 28 37 72 37 131zM3031 300c0-47-7-80-21-101-13-21-36-32-69-32s-56 11-71 32c-14 22-21 55-21 101 0 44 7 77 21 99s37 34 68 34c33 0 57-11 72-33 14-21 21-55 21-100zM3164 61v-53h56v53zM3164 468v-336h56v336zM3525 468v-213c0-22-2-39-6-51-5-12-12-21-21-27-9-5-23-8-41-8-27 0-50 9-65 28-16 18-24 44-24 76v195h-55v-264c0-39-1-63-2-72h52c1 1 1 4 1 9 0 4 1 10 1 15 0 6 1 17 1 34h1c13-24 27-40 44-50 18-9 39-14 64-14 37 0 64 9 81 28 17 18 26 48 26 90v224zM3883 414c-10 22-24 37-41 46s-38 14-64 14c-42 0-73-14-93-43-20-28-30-72-30-130 0-116 41-175 123-175 26 0 47 5 64 14 17 10 31 24 41 45h1l-1-38v-139h56v391c0 35 0 58 1 69h-52c-1-3-2-11-3-23 0-12-1-22-1-31zM3714 300c0 47 6 80 18 101 13 20 33 30 61 30 31 0 54-11 69-33 14-22 21-56 21-102 0-45-7-77-21-98-15-20-37-31-69-31-28 0-48 11-60 32-13 20-19 54-19 101zM4031 468v-258c0-23 0-49-1-78h52c2 38 3 61 3 69h1c9-29 19-49 31-59 11-11 27-16 48-16 8 0 16 1 24 3v52c-8-2-18-4-30-4-23 0-41 10-53 30-13 20-19 49-19 86v175zM4290 312c0 38 8 68 24 89s39 31 70 31c24 0 43-5 58-15 14-9 24-22 29-36l49 14c-20 52-65 79-136 79-50 0-88-15-114-44-26-30-39-74-39-132 0-55 13-98 39-128 26-29 63-44 111-44 99 0 149 60 149 179v7zM4472 269c-3-35-13-61-27-77-15-16-37-25-64-25s-49 9-65 27c-15 18-24 43-26 75z">
          <text:p/>
        </draw:path>
        <draw:polygon draw:style-name="gr1" draw:text-style-name="P1" draw:layer="layout" svg:width="7.938cm" svg:height="0.917cm" svg:x="16.827cm" svg:y="53.304cm" svg:viewBox="0 0 7939 918" draw:points="0,918 7939,918 7939,0 0,0">
          <text:p/>
        </draw:polygon>
        <draw:polygon draw:style-name="gr1" draw:text-style-name="P1" draw:layer="layout" svg:width="7.938cm" svg:height="0.036cm" svg:x="16.827cm" svg:y="53.304cm" svg:viewBox="0 0 7939 37" draw:points="0,37 7939,37 7939,0 0,0">
          <text:p/>
        </draw:polygon>
        <draw:polygon draw:style-name="gr1" draw:text-style-name="P1" draw:layer="layout" svg:width="7.938cm" svg:height="0.035cm" svg:x="16.827cm" svg:y="54.186cm" svg:viewBox="0 0 7939 36" draw:points="0,36 7939,36 7939,0 0,0">
          <text:p/>
        </draw:polygon>
        <draw:polygon draw:style-name="gr1" draw:text-style-name="P1" draw:layer="layout" svg:width="0.035cm" svg:height="0.917cm" svg:x="16.827cm" svg:y="53.304cm" svg:viewBox="0 0 36 918" draw:points="0,918 36,918 36,0 0,0">
          <text:p/>
        </draw:polygon>
        <draw:polygon draw:style-name="gr1" draw:text-style-name="P1" draw:layer="layout" svg:width="0.036cm" svg:height="0.917cm" svg:x="24.729cm" svg:y="53.304cm" svg:viewBox="0 0 37 918" draw:points="0,918 37,918 37,0 0,0">
          <text:p/>
        </draw:polygon>
        <draw:polygon draw:style-name="gr1" draw:text-style-name="P1" draw:layer="layout" svg:width="8.89cm" svg:height="1.729cm" svg:x="27.234cm" svg:y="54.962cm" svg:viewBox="0 0 8891 1730" draw:points="0,1730 8891,1730 8891,0 0,0">
          <text:p/>
        </draw:polygon>
        <draw:polygon draw:style-name="gr1" draw:text-style-name="P1" draw:layer="layout" svg:width="8.89cm" svg:height="0.036cm" svg:x="27.234cm" svg:y="54.962cm" svg:viewBox="0 0 8891 37" draw:points="0,37 8891,37 8891,0 0,0">
          <text:p/>
        </draw:polygon>
        <draw:polygon draw:style-name="gr1" draw:text-style-name="P1" draw:layer="layout" svg:width="8.89cm" svg:height="0.035cm" svg:x="27.234cm" svg:y="56.656cm" svg:viewBox="0 0 8891 36" draw:points="0,36 8891,36 8891,0 0,0">
          <text:p/>
        </draw:polygon>
        <draw:polygon draw:style-name="gr1" draw:text-style-name="P1" draw:layer="layout" svg:width="0.035cm" svg:height="1.729cm" svg:x="27.234cm" svg:y="54.962cm" svg:viewBox="0 0 36 1730" draw:points="0,1730 36,1730 36,0 0,0">
          <text:p/>
        </draw:polygon>
        <draw:polygon draw:style-name="gr1" draw:text-style-name="P1" draw:layer="layout" svg:width="0.035cm" svg:height="1.729cm" svg:x="36.089cm" svg:y="54.962cm" svg:viewBox="0 0 36 1730" draw:points="0,1730 36,1730 36,0 0,0">
          <text:p/>
        </draw:polygon>
        <draw:path draw:style-name="gr3" draw:text-style-name="P4" draw:layer="layout" svg:width="2.014cm" svg:height="0.506cm" svg:x="30.69cm" svg:y="55.632cm" svg:viewBox="0 0 2015 507" svg:d="M0 390v-390h295v43h-242v125h225v42h-225v137h253v43zM559 390v-190c0-20-2-36-6-46-4-11-10-19-18-24-10-5-22-7-39-7-24 0-43 8-56 24-14 17-21 40-21 69v174h-50v-236c0-35 0-56-1-64h47c0 1 0 4 0 8 1 4 1 8 1 14 0 5 0 15 1 29h1c11-20 24-35 39-43 15-9 34-13 56-13 34 0 58 8 73 24s23 43 23 81v200zM814 390h-59l-108-300h53l66 195c2 8 8 29 18 65l10-32 11-32 68-196h52zM1218 239c0 53-12 92-35 118-23 25-56 38-100 38s-77-13-99-40c-22-26-33-65-33-116 0-103 44-154 134-154 45 0 79 12 100 37 22 25 33 64 33 117zM1165 239c0-41-6-71-18-90-12-18-33-28-62-28s-50 10-63 29c-12 19-19 49-19 89s7 70 19 90c13 19 33 29 61 29 29 0 51-9 63-28 13-20 19-50 19-91zM1294 507c-14 0-25-1-34-3v-37c6 1 14 1 23 1 31 0 55-22 73-68l4-12-118-298h53l63 165c1 3 2 6 3 9 1 4 6 16 13 37s10 32 11 35l19-56 66-190h52l-115 300c-12 32-23 55-34 71-11 15-22 27-35 34-14 8-28 12-44 12zM1599 250c0 35 7 61 21 80 14 18 35 28 62 28 22 0 39-5 52-13 13-9 22-20 27-33l43 13c-18 47-59 70-122 70-44 0-77-13-100-39-23-27-35-66-35-118 0-50 12-87 35-114 23-26 56-39 99-39 87 0 131 53 131 158v7zM1761 212c-3-32-11-54-24-69-13-14-33-22-57-22s-43 8-58 25c-14 16-21 38-22 66zM1876 390v-230c0-21-1-44-2-70h47c1 34 2 54 2 61h1c8-25 18-43 28-52s25-14 43-14c7 0 14 1 20 3v45c-6-2-15-3-26-3-21 0-37 9-47 27-11 18-17 43-17 76v157z">
          <text:p/>
        </draw:path>
        <draw:polygon draw:style-name="gr3" draw:text-style-name="P4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3-50 10s-16 17-16 31c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4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4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4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4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7" draw:text-style-name="P8" draw:layer="layout" svg:width="8.25cm" svg:height="5.25cm" svg:x="0cm" svg:y="0cm">
          <draw:image xlink:href="Pictures/1000020100000102000000C38937BE67016C7A60.png" xlink:type="simple" xlink:show="embed" xlink:actuate="onLoad" draw:mime-type="image/png">
            <text:p/>
          </draw:image>
        </draw:frame>
        <draw:frame draw:style-name="gr8" draw:text-style-name="P8" draw:layer="layout" svg:width="56.797cm" svg:height="8.749cm" svg:x="-0.071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8" draw:text-style-name="P8" draw:layer="layout" svg:width="10.566cm" svg:height="5.916cm" svg:x="46.16cm" svg:y="57.195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9" draw:text-style-name="P10" draw:layer="layout" svg:width="6.25cm" svg:height="0.75cm" svg:x="9.75cm" svg:y="58.5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measurelines" svg:width="14cm" svg:height="0.75cm" svg:x="13.75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2" draw:layer="measurelines" svg:width="40.726cm" svg:height="0.75cm" svg:x="16cm" svg:y="58.496cm">
          <text:p text:style-name="P11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0" draw:layer="measurelines" svg:width="25.25cm" svg:height="0.75cm" svg:x="16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0" draw:layer="measurelines" svg:width="6.25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measurelines" svg:width="22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measurelines" svg:width="37.7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measurelines" svg:width="53.2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4.5cm" svg:y="52cm">
          <text:p text:style-name="P13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cm" svg:y="31.5cm">
          <text:p text:style-name="P13"><text:span text:style-name="T2">Vil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3.25cm" svg:y="33cm">
          <text:p text:style-name="P13"><text:span text:style-name="T2">E-mai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26.75cm" svg:y="32.804cm">
          <text:p text:style-name="P13"><text:span text:style-name="T2">Téléphon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measurelines" svg:width="23.75cm" svg:height="2.25cm" svg:x="17.349cm" svg:y="14.5cm">
          <text:p text:style-name="P15"><text:span text:style-name="T3">Allez plus que quelques minutes avant de nous contacter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measurelines" svg:width="12.5cm" svg:height="1.25cm" svg:x="27.5cm" svg:y="31.25cm">
          <text:p text:style-name="P13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75cm" svg:y="26.5cm">
          <text:p text:style-name="P13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.5cm" svg:y="23.75cm">
          <text:p text:style-name="P13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25cm" svg:y="43.5cm">
          <text:p text:style-name="P13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6.25cm" svg:y="39.75cm">
          <text:p text:style-name="P13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26.5cm" svg:y="21cm">
          <text:p text:style-name="P13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1.75cm" svg:y="21cm">
          <text:p text:style-name="P13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measurelines" svg:width="7.25cm" svg:height="1.25cm" svg:x="18cm" svg:y="38.25cm">
          <text:p text:style-name="P13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measurelines" svg:width="5.75cm" svg:height="1.25cm" svg:x="18.5cm" svg:y="37.25cm">
          <text:p text:style-name="P13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measurelines" svg:width="6.75cm" svg:height="1.25cm" svg:x="28.5cm" svg:y="55.25cm">
          <text:p text:style-name="P18"><text:span text:style-name="T5">Envoyer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measurelines" svg:width="33.25cm" svg:height="1.25cm" svg:x="4.5cm" svg:y="61.25cm">
          <draw:image xlink:href="Pictures/100000000000017900000011804024012A85E112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8.25cm">
          <draw:image xlink:href="Pictures/100000000000017900000011804024012A85E112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9.75cm">
          <draw:image xlink:href="Pictures/100000000000017900000011804024012A85E11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63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17T08:54:59.502000000</dc:date>
    <meta:editing-duration>PT8M20S</meta:editing-duration>
    <meta:editing-cycles>4</meta:editing-cycles>
    <meta:generator>LibreOffice/7.0.1.2$Windows_X86_64 LibreOffice_project/7cbcfc562f6eb6708b5ff7d7397325de9e764452</meta:generator>
    <meta:document-statistic meta:object-count="183"/>
  </office:meta>
</office:document-meta>
</file>